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8497B0" fo:border-bottom="thin solid #8497B0" fo:border-left="none" fo:border-right="none" style:vertical-align="middle" fo:background-color="#D5EFFF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thin solid #8497B0" fo:border-bottom="thin solid #8497B0" fo:border-left="thin solid #FFFFFF" fo:border-right="thin solid #FFFFFF" style:vertical-align="middle" fo:background-color="#D5EFFF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thin solid #8497B0" fo:border-bottom="thin solid #8497B0" fo:border-left="none" fo:border-right="thin solid #8497B0" style:vertical-align="middle" fo:background-color="#D5EFFF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6">
      <style:table-cell-properties fo:border-top="thin solid #8497B0" fo:border-bottom="thin solid #8497B0" fo:border-left="thin solid #8497B0" fo:border-right="none" style:vertical-align="middle" fo:background-color="#D5EFFF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8497B0" fo:border-bottom="thin solid #8497B0" fo:border-left="thin solid #FFFFFF" fo:border-right="thick solid #FFFFFF" style:vertical-align="middle" fo:background-color="#D5EFFF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6">
      <style:table-cell-properties fo:border-top="none" fo:border-bottom="none" fo:border-left="2pt solid #FFFFFF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6">
      <style:table-cell-properties fo:border-top="none" fo:border-bottom="none" fo:border-left="thick solid #FFFFFF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8497B0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36">
      <style:table-cell-properties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36">
      <style:table-cell-properties fo:border-top="none" fo:border-bottom="none" fo:border-left="thin solid #8497B0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6">
      <style:table-cell-properties fo:border-top="none" fo:border-bottom="none" fo:border-left="none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6">
      <style:table-cell-properties fo:border-top="none" fo:border-bottom="thin solid #D9E1F2" fo:border-left="none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36">
      <style:table-cell-properties fo:border-top="thin solid #D9E1F2" fo:border-bottom="thin solid #D9E1F2" fo:border-left="thick solid #FFFFFF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36">
      <style:table-cell-properties fo:border-top="thin solid #D9E1F2" fo:border-bottom="thin solid #D9E1F2" fo:border-left="none" fo:border-right="thin solid #8497B0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6">
      <style:table-cell-properties fo:border-top="thin solid #D9E1F2" fo:border-bottom="thin solid #D9E1F2" fo:border-left="none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6">
      <style:table-cell-properties fo:border-top="thin solid #D9E1F2" fo:border-bottom="thin solid #D9E1F2" fo:border-left="thin solid #8497B0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6">
      <style:table-cell-properties fo:border-top="thin solid #D9E1F2" fo:border-bottom="thin solid #D9E1F2" fo:border-left="none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1" style:family="table-cell" style:parent-style-name="Default" style:data-style-name="N36">
      <style:table-cell-properties fo:border-top="none" fo:border-bottom="thin solid #D9E1F2" fo:border-left="none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thin solid #D9E1F2" fo:border-bottom="thin solid #D9E1F2" fo:border-left="thick solid #FFFFFF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3" style:family="table-cell" style:parent-style-name="Default" style:data-style-name="N36">
      <style:table-cell-properties fo:border-top="thin solid #D9E1F2" fo:border-bottom="thin solid #D9E1F2" fo:border-left="none" fo:border-right="thin solid #8497B0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D9E1F2" fo:border-bottom="thin solid #D9E1F2" fo:border-left="none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thin solid #D9E1F2" fo:border-bottom="thin solid #D9E1F2" fo:border-left="thin solid #8497B0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thin solid #D9E1F2" fo:border-bottom="thin solid #D9E1F2" fo:border-left="none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706cm"/>
      <style:text-properties fo:color="#000000"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6">
      <style:table-cell-properties fo:border-top="thin solid #D9E1F2" fo:border-bottom="thin solid #D9E1F2" fo:border-left="none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29" style:family="table-cell" style:parent-style-name="Default" style:data-style-name="N36">
      <style:table-cell-properties fo:border-top="thin solid #D9E1F2" fo:border-bottom="thin solid #D9E1F2" fo:border-left="thick solid #FFFFFF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6">
      <style:table-cell-properties fo:border-top="thin solid #D9E1F2" fo:border-bottom="thin solid #D9E1F2" fo:border-left="none" fo:border-right="thin solid #8497B0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6">
      <style:table-cell-properties fo:border-top="thin solid #D9E1F2" fo:border-bottom="thin solid #D9E1F2" fo:border-left="thin solid #8497B0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32" style:family="table-cell" style:parent-style-name="Default" style:data-style-name="N36">
      <style:table-cell-properties fo:border-top="thin solid #D9E1F2" fo:border-bottom="thin solid #D9E1F2" fo:border-left="none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-top="thin solid #ACB9CA" fo:border-bottom="none" fo:border-left="none" fo:border-right="none" style:vertical-align="middle" fo:background-color="#FFFFFF" style:repeat-content="false"/>
      <style:paragraph-properties fo:text-align="start" fo:margin-left="0.353cm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6">
      <style:table-cell-properties fo:border-top="thin solid #ACB9CA" fo:border-bottom="none" fo:border-left="2pt solid #FFFFFF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36">
      <style:table-cell-properties fo:border-top="thin solid #ACB9CA" fo:border-bottom="none" fo:border-left="thick solid #FFFFFF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36">
      <style:table-cell-properties fo:border-top="thin solid #ACB9CA" fo:border-bottom="none" fo:border-left="none" fo:border-right="thin solid #8497B0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36">
      <style:table-cell-properties fo:border-top="thin solid #ACB9CA" fo:border-bottom="none" fo:border-left="none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36">
      <style:table-cell-properties fo:border-top="thin solid #ACB9CA" fo:border-bottom="none" fo:border-left="thin solid #8497B0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36">
      <style:table-cell-properties fo:border-top="thin solid #ACB9CA" fo:border-bottom="none" fo:border-left="none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0">
      <style:table-cell-properties fo:border-top="thin solid #ACB9CA" fo:border-bottom="none" fo:border-left="2pt solid #FFFFFF" fo:border-right="none" style:vertical-align="middle" fo:background-color="#FFFFFF" style:repeat-content="false"/>
      <style:paragraph-properties fo:text-align="start" fo:margin-left="0.353cm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0">
      <style:table-cell-properties fo:border-top="none" fo:border-bottom="thin solid #ACB9CA" fo:border-left="none" fo:border-right="none" style:vertical-align="middle" fo:background-color="#FFFFFF" style:repeat-content="false"/>
      <style:paragraph-properties fo:text-align="start" fo:margin-left="0.353cm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6">
      <style:table-cell-properties fo:border-top="none" fo:border-bottom="thin solid #ACB9CA" fo:border-left="2pt solid #FFFFFF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36">
      <style:table-cell-properties fo:border-top="none" fo:border-bottom="thin solid #ACB9CA" fo:border-left="thick solid #FFFFFF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6">
      <style:table-cell-properties fo:border-top="none" fo:border-bottom="thin solid #ACB9CA" fo:border-left="none" fo:border-right="thin solid #8497B0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36">
      <style:table-cell-properties fo:border-top="none" fo:border-bottom="thin solid #ACB9CA" fo:border-left="none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36">
      <style:table-cell-properties fo:border-top="none" fo:border-bottom="thin solid #ACB9CA" fo:border-left="thin solid #8497B0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6">
      <style:table-cell-properties fo:border-top="none" fo:border-bottom="thin solid #ACB9CA" fo:border-left="none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0">
      <style:table-cell-properties fo:border-top="thin solid #ACB9CA" fo:border-bottom="none" fo:border-left="none" fo:border-right="none" style:vertical-align="middle" fo:background-color="#FFFFFF" style:repeat-content="false"/>
      <style:paragraph-properties fo:text-align="start" fo:margin-lef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36">
      <style:table-cell-properties fo:border-top="thin solid #ACB9CA" fo:border-bottom="none" fo:border-left="2pt solid #FFFFFF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36">
      <style:table-cell-properties fo:border-top="thin solid #ACB9CA" fo:border-bottom="none" fo:border-left="thick solid #FFFFFF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6">
      <style:table-cell-properties fo:border-top="thin solid #ACB9CA" fo:border-bottom="none" fo:border-left="none" fo:border-right="thin solid #8497B0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Default" style:data-style-name="N36">
      <style:table-cell-properties fo:border-top="thin solid #ACB9CA" fo:border-bottom="none" fo:border-left="none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Default" style:data-style-name="N36">
      <style:table-cell-properties fo:border-top="thin solid #ACB9CA" fo:border-bottom="none" fo:border-left="thin solid #8497B0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Default" style:data-style-name="N36">
      <style:table-cell-properties fo:border-top="thin solid #ACB9CA" fo:border-bottom="none" fo:border-left="none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706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36">
      <style:table-cell-properties fo:border-top="thin solid #D9E1F2" fo:border-bottom="thin solid #D9E1F2" fo:border-left="none" fo:border-right="none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Default" style:data-style-name="N36">
      <style:table-cell-properties fo:border-top="thin solid #D9E1F2" fo:border-bottom="thin solid #D9E1F2" fo:border-left="thick solid #FFFFFF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6">
      <style:table-cell-properties fo:border-top="thin solid #D9E1F2" fo:border-bottom="thin solid #D9E1F2" fo:border-left="none" fo:border-right="thin solid #8497B0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Default" style:data-style-name="N36">
      <style:table-cell-properties fo:border-top="thin solid #D9E1F2" fo:border-bottom="thin solid #D9E1F2" fo:border-left="thin solid #8497B0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Default" style:data-style-name="N36">
      <style:table-cell-properties fo:border-top="thin solid #D9E1F2" fo:border-bottom="thin solid #D9E1F2" fo:border-left="none" fo:border-right="thick solid #FFFFFF" style:vertical-align="middle" fo:background-color="#FFFFFF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059cm"/>
      <style:text-properties fo:color="#000000" style:font-name="Arial" style:font-name-asian="Arial" style:font-name-complex="Arial" fo:font-size="6pt" style:font-size-asian="6pt" style:font-size-complex="6pt"/>
    </style:style>
    <style:style style:name="ce62" style:family="table-cell" style:parent-style-name="Default" style:data-style-name="N36">
      <style:table-cell-properties fo:border-top="thin solid #D9E1F2" fo:border-bottom="thin solid #D9E1F2" fo:border-left="none" fo:border-right="none" style:vertical-align="middle" fo:background-color="#FFFFFF"/>
      <style:text-properties fo:color="#000000" style:font-name="Arial" style:font-name-asian="Arial" style:font-name-complex="Arial" fo:font-size="6pt" style:font-size-asian="6pt" style:font-size-complex="6pt"/>
    </style:style>
    <style:style style:name="ce63" style:family="table-cell" style:parent-style-name="Default" style:data-style-name="N36">
      <style:table-cell-properties fo:border-top="thin solid #D9E1F2" fo:border-bottom="thin solid #D9E1F2" fo:border-left="thick solid #FFFFFF" fo:border-right="thick solid #FFFFFF" style:vertical-align="middle" fo:background-color="#FFFFFF"/>
      <style:text-properties fo:color="#000000" style:font-name="Arial" style:font-name-asian="Arial" style:font-name-complex="Arial" fo:font-size="6pt" style:font-size-asian="6pt" style:font-size-complex="6pt"/>
    </style:style>
    <style:style style:name="ce64" style:family="table-cell" style:parent-style-name="Default" style:data-style-name="N36">
      <style:table-cell-properties fo:border-top="thin solid #D9E1F2" fo:border-bottom="thin solid #D9E1F2" fo:border-left="none" fo:border-right="thin solid #8497B0" style:vertical-align="middle" fo:background-color="#FFFFFF"/>
      <style:text-properties fo:color="#000000" style:font-name="Arial" style:font-name-asian="Arial" style:font-name-complex="Arial" fo:font-size="6pt" style:font-size-asian="6pt" style:font-size-complex="6pt"/>
    </style:style>
    <style:style style:name="ce65" style:family="table-cell" style:parent-style-name="Default" style:data-style-name="N36">
      <style:table-cell-properties fo:border-top="thin solid #D9E1F2" fo:border-bottom="thin solid #D9E1F2" fo:border-left="thin solid #8497B0" fo:border-right="thick solid #FFFFFF" style:vertical-align="middle" fo:background-color="#FFFFFF"/>
      <style:text-properties fo:color="#000000" style:font-name="Arial" style:font-name-asian="Arial" style:font-name-complex="Arial" fo:font-size="6pt" style:font-size-asian="6pt" style:font-size-complex="6pt"/>
    </style:style>
    <style:style style:name="ce66" style:family="table-cell" style:parent-style-name="Default" style:data-style-name="N36">
      <style:table-cell-properties fo:border-top="thin solid #D9E1F2" fo:border-bottom="thin solid #D9E1F2" fo:border-left="none" fo:border-right="thick solid #FFFFFF" style:vertical-align="middle" fo:background-color="#FFFFFF"/>
      <style:text-properties fo:color="#000000" style:font-name="Arial" style:font-name-asian="Arial" style:font-name-complex="Arial" fo:font-size="6pt" style:font-size-asian="6pt" style:font-size-complex="6pt"/>
    </style:style>
    <style:style style:name="ce67" style:family="table-cell" style:parent-style-name="Default" style:data-style-name="N0">
      <style:table-cell-properties fo:border-top="none" fo:border-bottom="thin solid #8497B0" fo:border-left="none" fo:border-right="none" style:vertical-align="automatic" fo:background-color="#FFFFFF" style:repeat-content="false"/>
      <style:paragraph-properties fo:text-align="start" fo:margin-left="1.059cm"/>
      <style:text-properties fo:color="#000000" style:font-name="Arial" style:font-name-asian="Arial" style:font-name-complex="Arial" fo:font-size="6pt" style:font-size-asian="6pt" style:font-size-complex="6pt"/>
    </style:style>
    <style:style style:name="ce68" style:family="table-cell" style:parent-style-name="Default" style:data-style-name="N36">
      <style:table-cell-properties fo:border-top="thin solid #8497B0" fo:border-bottom="thin solid #8497B0" fo:border-left="2pt solid #FFFFFF" fo:border-right="2pt solid #FFFFFF" style:vertical-align="middle" fo:background-color="#D5EFFF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6">
      <style:table-cell-properties fo:border-top="thin solid #8497B0" fo:border-bottom="thin solid #8497B0" fo:border-left="2pt solid #FFFFFF" fo:border-right="thin solid #8497B0" style:vertical-align="middle" fo:background-color="#D5EFFF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0" style:family="table-cell" style:parent-style-name="Default" style:data-style-name="N36">
      <style:table-cell-properties fo:border-top="thin solid #8497B0" fo:border-bottom="thin solid #8497B0" fo:border-left="none" fo:border-right="2pt solid #FFFFFF" style:vertical-align="middle" fo:background-color="#D5EFFF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36">
      <style:table-cell-properties fo:border-top="thin solid #8497B0" fo:border-bottom="thin solid #8497B0" fo:border-left="2pt solid #FFFFFF" fo:border-right="thick solid #FFFFFF" style:vertical-align="middle" fo:background-color="#D5EFFF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FFFFFF" fo:border-bottom="2pt solid #FFFFFF" fo:border-left="2pt solid #FFFFFF" fo:border-right="none" style:vertical-align="middle" fo:background-color="#6699FF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36">
      <style:table-cell-properties fo:border-top="2pt solid #FFFFFF" fo:border-bottom="thick solid #FFFFFF" fo:border-left="thick solid #FFFFFF" fo:border-right="thick solid #FFFFFF" style:vertical-align="middle" fo:background-color="#6699FF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ck solid #FFFFFF" fo:border-bottom="none" fo:border-left="thick solid #FFFFFF" fo:border-right="thick solid #FFFFFF" style:vertical-align="middle" fo:background-color="#6699FF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ck solid #FFFFFF" fo:border-bottom="thick solid #FFFFFF" fo:border-left="thick solid #FFFFFF" fo:border-right="none" style:vertical-align="middle" fo:background-color="#6699FF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ck solid #FFFFFF" fo:border-bottom="thick solid #FFFFFF" fo:border-left="none" fo:border-right="none" style:vertical-align="middle" fo:background-color="#6699FF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ck solid #FFFFFF" fo:border-bottom="thick solid #FFFFFF" fo:border-left="none" fo:border-right="thick solid #FFFFFF" style:vertical-align="middle" fo:background-color="#6699FF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ck solid #FFFFFF" fo:border-left="thick solid #FFFFFF" fo:border-right="thick solid #FFFFFF" style:vertical-align="middle" fo:background-color="#6699FF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ck solid #FFFFFF" style:vertical-align="middle" fo:background-color="#6699FF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0" style:family="table-cell" style:parent-style-name="Default" style:data-style-name="N22">
      <style:table-cell-properties fo:border="thick solid #FFFFFF" style:vertical-align="middle" fo:background-color="#6699FF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ck solid #FFFFFF" style:vertical-align="middle" fo:background-color="#6699FF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" table:number-rows-spanned="2" table:style-name="ce81">
            <text:p>Sectores Económicos</text:p>
          </table:table-cell>
          <table:table-cell office:value-type="string" table:style-name="ce75">
            <text:p>EXPORTACIONES</text:p>
          </table:table-cell>
          <table:table-cell table:style-name="ce76"/>
          <table:table-cell table:style-name="ce77"/>
          <table:table-cell office:value-type="string" table:style-name="ce75">
            <text:p>IMPORTACIONES</text:p>
          </table:table-cell>
          <table:table-cell table:style-name="ce76"/>
          <table:table-cell table:style-name="ce77"/>
          <table:table-cell office:value-type="string" table:style-name="ce75">
            <text:p>SALDO/BALANCE (M€)</text:p>
          </table:table-cell>
          <table:table-cell table:style-name="ce77"/>
          <table:table-cell table:number-columns-repeated="16375"/>
        </table:table-row>
        <table:table-row table:style-name="ro1">
          <table:covered-table-cell/>
          <table:table-cell office:value-type="string" table:style-name="ce79">
            <text:p>Mill. €</text:p>
          </table:table-cell>
          <table:table-cell office:value-type="string" table:style-name="ce79">
            <text:p>% total</text:p>
          </table:table-cell>
          <table:table-cell office:value-type="string" table:style-name="ce79">
            <text:p>tva/YoY (%)</text:p>
          </table:table-cell>
          <table:table-cell office:value-type="string" table:style-name="ce79">
            <text:p>Mill. €</text:p>
          </table:table-cell>
          <table:table-cell office:value-type="string" table:style-name="ce79">
            <text:p>% total</text:p>
          </table:table-cell>
          <table:table-cell office:value-type="string" table:style-name="ce79">
            <text:p>tva/YoY (%)</text:p>
          </table:table-cell>
          <table:table-cell office:value-type="string" table:style-name="ce80">
            <text:p>Acum.<text:s/></text:p>
          </table:table-cell>
          <table:table-cell office:value-type="string" table:style-name="ce80">
            <text:p>Acum.<text:s/>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Alimentación, bebidas y tabaco</text:p>
          </table:table-cell>
          <table:table-cell office:value-type="float" office:value="61434.627539079993" table:style-name="ce3">
            <text:p>61 434,6</text:p>
          </table:table-cell>
          <table:table-cell office:value-type="float" office:value="17.318176925487958" table:style-name="ce3">
            <text:p>17,3</text:p>
          </table:table-cell>
          <table:table-cell office:value-type="float" office:value="4.6814203898720468" table:style-name="ce4">
            <text:p>4,7</text:p>
          </table:table-cell>
          <table:table-cell office:value-type="float" office:value="48845.499145019996" table:style-name="ce3">
            <text:p>48 845,5</text:p>
          </table:table-cell>
          <table:table-cell office:value-type="float" office:value="12.463797573418546" table:style-name="ce3">
            <text:p>12,5</text:p>
          </table:table-cell>
          <table:table-cell office:value-type="float" office:value="3.273922552277083" table:style-name="ce4">
            <text:p>3,3</text:p>
          </table:table-cell>
          <table:table-cell office:value-type="float" office:value="12589.128394060004" table:style-name="ce5">
            <text:p>12 589,1</text:p>
          </table:table-cell>
          <table:table-cell office:value-type="float" office:value="11390.200535439997" table:style-name="ce6">
            <text:p>11 390,2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Productos cárnicos</text:p>
          </table:table-cell>
          <table:table-cell office:value-type="float" office:value="11199.244171389999" table:style-name="ce8">
            <text:p>11 199,2</text:p>
          </table:table-cell>
          <table:table-cell office:value-type="float" office:value="3.1570223465340512" table:style-name="ce9">
            <text:p>3,2</text:p>
          </table:table-cell>
          <table:table-cell office:value-type="float" office:value="6.889169192060657" table:style-name="ce10">
            <text:p>6,9</text:p>
          </table:table-cell>
          <table:table-cell office:value-type="float" office:value="3091.2973592100002" table:style-name="ce11">
            <text:p>3 091,3</text:p>
          </table:table-cell>
          <table:table-cell office:value-type="float" office:value="0.78879948406392697" table:style-name="ce9">
            <text:p>0,8</text:p>
          </table:table-cell>
          <table:table-cell office:value-type="float" office:value="14.806814982879581" table:style-name="ce10">
            <text:p>14,8</text:p>
          </table:table-cell>
          <table:table-cell office:value-type="float" office:value="8107.9468121800001" table:style-name="ce12">
            <text:p>8 107,9</text:p>
          </table:table-cell>
          <table:table-cell office:value-type="float" office:value="7784.8279955699991" table:style-name="ce13">
            <text:p>7 784,8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Productos pesqueros</text:p>
          </table:table-cell>
          <table:table-cell office:value-type="float" office:value="4969.0507420800004" table:style-name="ce14">
            <text:p>4 969,1</text:p>
          </table:table-cell>
          <table:table-cell office:value-type="float" office:value="1.4007556218734647" table:style-name="ce15">
            <text:p>1,4</text:p>
          </table:table-cell>
          <table:table-cell office:value-type="float" office:value="0.78974829729970342" table:style-name="ce16">
            <text:p>0,8</text:p>
          </table:table-cell>
          <table:table-cell office:value-type="float" office:value="7580.018172099999" table:style-name="ce17">
            <text:p>7 580,0</text:p>
          </table:table-cell>
          <table:table-cell office:value-type="float" office:value="1.9341764083399822" table:style-name="ce15">
            <text:p>1,9</text:p>
          </table:table-cell>
          <table:table-cell office:value-type="float" office:value="-7.7154892977454743" table:style-name="ce16">
            <text:p>-7,7</text:p>
          </table:table-cell>
          <table:table-cell office:value-type="float" office:value="-2610.9674300199995" table:style-name="ce18">
            <text:p>-2 611,0</text:p>
          </table:table-cell>
          <table:table-cell office:value-type="float" office:value="-3283.6338643500017" table:style-name="ce19">
            <text:p>-3 283,6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Frutas, hortalizas y legumbres</text:p>
          </table:table-cell>
          <table:table-cell office:value-type="float" office:value="20647.641688870001" table:style-name="ce14">
            <text:p>20 647,6</text:p>
          </table:table-cell>
          <table:table-cell office:value-type="float" office:value="5.8204879916374042" table:style-name="ce15">
            <text:p>5,8</text:p>
          </table:table-cell>
          <table:table-cell office:value-type="float" office:value="5.1971143154556154" table:style-name="ce16">
            <text:p>5,2</text:p>
          </table:table-cell>
          <table:table-cell office:value-type="float" office:value="7479.9205407099998" table:style-name="ce17">
            <text:p>7 479,9</text:p>
          </table:table-cell>
          <table:table-cell office:value-type="float" office:value="1.9086347179680696" table:style-name="ce15">
            <text:p>1,9</text:p>
          </table:table-cell>
          <table:table-cell office:value-type="float" office:value="12.072504786748903" table:style-name="ce16">
            <text:p>12,1</text:p>
          </table:table-cell>
          <table:table-cell office:value-type="float" office:value="13167.721148160002" table:style-name="ce18">
            <text:p>13 167,7</text:p>
          </table:table-cell>
          <table:table-cell office:value-type="float" office:value="12953.394361449999" table:style-name="ce19">
            <text:p>12 953,4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Aceites y grasas</text:p>
          </table:table-cell>
          <table:table-cell office:value-type="float" office:value="6228.0929073100006" table:style-name="ce14">
            <text:p>6 228,1</text:p>
          </table:table-cell>
          <table:table-cell office:value-type="float" office:value="1.7556745958711886" table:style-name="ce15">
            <text:p>1,8</text:p>
          </table:table-cell>
          <table:table-cell office:value-type="float" office:value="-4.9481963575715495" table:style-name="ce16">
            <text:p>-4,9</text:p>
          </table:table-cell>
          <table:table-cell office:value-type="float" office:value="4777.0691034299998" table:style-name="ce17">
            <text:p>4 777,1</text:p>
          </table:table-cell>
          <table:table-cell office:value-type="float" office:value="1.2189541174021135" table:style-name="ce15">
            <text:p>1,2</text:p>
          </table:table-cell>
          <table:table-cell office:value-type="float" office:value="-10.739069187458389" table:style-name="ce16">
            <text:p>-10,7</text:p>
          </table:table-cell>
          <table:table-cell office:value-type="float" office:value="1451.0238038800003" table:style-name="ce18">
            <text:p>1 451,0</text:p>
          </table:table-cell>
          <table:table-cell office:value-type="float" office:value="1200.5113620500003" table:style-name="ce19">
            <text:p>1 200,5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Azúcar, café y cacao</text:p>
          </table:table-cell>
          <table:table-cell office:value-type="float" office:value="2548.8805418499996" table:style-name="ce14">
            <text:p>2 548,9</text:p>
          </table:table-cell>
          <table:table-cell office:value-type="float" office:value="0.71851927738329946" table:style-name="ce15">
            <text:p>0,7</text:p>
          </table:table-cell>
          <table:table-cell office:value-type="float" office:value="10.991748685817441" table:style-name="ce16">
            <text:p>11,0</text:p>
          </table:table-cell>
          <table:table-cell office:value-type="float" office:value="4355.1549211700003" table:style-name="ce17">
            <text:p>4 355,2</text:p>
          </table:table-cell>
          <table:table-cell office:value-type="float" office:value="1.1112952122196655" table:style-name="ce15">
            <text:p>1,1</text:p>
          </table:table-cell>
          <table:table-cell office:value-type="float" office:value="13.526875885507655" table:style-name="ce16">
            <text:p>13,5</text:p>
          </table:table-cell>
          <table:table-cell office:value-type="float" office:value="-1806.2743793200004" table:style-name="ce18">
            <text:p>-1 806,3</text:p>
          </table:table-cell>
          <table:table-cell office:value-type="float" office:value="-1539.7730243299998" table:style-name="ce19">
            <text:p>-1 539,8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Lácteos y huevos</text:p>
          </table:table-cell>
          <table:table-cell office:value-type="float" office:value="2238.0726736199999" table:style-name="ce14">
            <text:p>2 238,1</text:p>
          </table:table-cell>
          <table:table-cell office:value-type="float" office:value="0.63090377668840436" table:style-name="ce15">
            <text:p>0,6</text:p>
          </table:table-cell>
          <table:table-cell office:value-type="float" office:value="9.1957186649762779" table:style-name="ce16">
            <text:p>9,2</text:p>
          </table:table-cell>
          <table:table-cell office:value-type="float" office:value="3002.7302926699995" table:style-name="ce17">
            <text:p>3 002,7</text:p>
          </table:table-cell>
          <table:table-cell office:value-type="float" office:value="0.76620002232542184" table:style-name="ce15">
            <text:p>0,8</text:p>
          </table:table-cell>
          <table:table-cell office:value-type="float" office:value="11.770170797423726" table:style-name="ce16">
            <text:p>11,8</text:p>
          </table:table-cell>
          <table:table-cell office:value-type="float" office:value="-764.65761904999965" table:style-name="ce18">
            <text:p>-764,7</text:p>
          </table:table-cell>
          <table:table-cell office:value-type="float" office:value="-636.92460028999994" table:style-name="ce19">
            <text:p>-636,9</text:p>
          </table:table-cell>
          <table:table-cell table:number-columns-repeated="16375"/>
        </table:table-row>
        <table:table-row table:style-name="ro3">
          <table:table-cell office:value-type="string" table:style-name="ce20">
            <text:p>Otros alimentos</text:p>
          </table:table-cell>
          <table:table-cell office:value-type="float" office:value="8501.5321064199998" table:style-name="ce21">
            <text:p>8 501,5</text:p>
          </table:table-cell>
          <table:table-cell office:value-type="float" office:value="2.3965480552973286" table:style-name="ce22">
            <text:p>2,4</text:p>
          </table:table-cell>
          <table:table-cell office:value-type="float" office:value="9.3485590678043664" table:style-name="ce23">
            <text:p>9,3</text:p>
          </table:table-cell>
          <table:table-cell office:value-type="float" office:value="14585.55431584" table:style-name="ce24">
            <text:p>14 585,6</text:p>
          </table:table-cell>
          <table:table-cell office:value-type="float" office:value="3.7217635129288134" table:style-name="ce22">
            <text:p>3,7</text:p>
          </table:table-cell>
          <table:table-cell office:value-type="float" office:value="2.151645802821609" table:style-name="ce23">
            <text:p>2,2</text:p>
          </table:table-cell>
          <table:table-cell office:value-type="float" office:value="-6084.0222094200008" table:style-name="ce25">
            <text:p>-6 084,0</text:p>
          </table:table-cell>
          <table:table-cell office:value-type="float" office:value="-6503.6262609600008" table:style-name="ce26">
            <text:p>-6 503,6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Cereales</text:p>
          </table:table-cell>
          <table:table-cell office:value-type="float" office:value="534.65864361000001" table:style-name="ce28">
            <text:p>534,7</text:p>
          </table:table-cell>
          <table:table-cell office:value-type="float" office:value="0.15071814310079976" table:style-name="ce29">
            <text:p>0,2</text:p>
          </table:table-cell>
          <table:table-cell office:value-type="float" office:value="-22.672386136974605" table:style-name="ce30">
            <text:p>-22,7</text:p>
          </table:table-cell>
          <table:table-cell office:value-type="float" office:value="6125.7465249800007" table:style-name="ce28">
            <text:p>6 125,7</text:p>
          </table:table-cell>
          <table:table-cell office:value-type="float" office:value="1.5630931408182167" table:style-name="ce29">
            <text:p>1,6</text:p>
          </table:table-cell>
          <table:table-cell office:value-type="float" office:value="7.4268949303242238" table:style-name="ce30">
            <text:p>7,4</text:p>
          </table:table-cell>
          <table:table-cell office:value-type="float" office:value="-5591.0878813700001" table:style-name="ce31">
            <text:p>-5 591,1</text:p>
          </table:table-cell>
          <table:table-cell office:value-type="float" office:value="-5010.8265848800002" table:style-name="ce32">
            <text:p>-5 010,8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Preparados alimenticios</text:p>
          </table:table-cell>
          <table:table-cell office:value-type="float" office:value="5956.1182468300003" table:style-name="ce28">
            <text:p>5 956,1</text:p>
          </table:table-cell>
          <table:table-cell office:value-type="float" office:value="1.6790060218418927" table:style-name="ce29">
            <text:p>1,7</text:p>
          </table:table-cell>
          <table:table-cell office:value-type="float" office:value="21.988491630350918" table:style-name="ce30">
            <text:p>22,0</text:p>
          </table:table-cell>
          <table:table-cell office:value-type="float" office:value="3543.5211356500004" table:style-name="ce28">
            <text:p>3 543,5</text:p>
          </table:table-cell>
          <table:table-cell office:value-type="float" office:value="0.90419242110201015" table:style-name="ce29">
            <text:p>0,9</text:p>
          </table:table-cell>
          <table:table-cell office:value-type="float" office:value="13.05638777392344" table:style-name="ce30">
            <text:p>13,1</text:p>
          </table:table-cell>
          <table:table-cell office:value-type="float" office:value="2412.5971111799995" table:style-name="ce31">
            <text:p>2 412,6</text:p>
          </table:table-cell>
          <table:table-cell office:value-type="float" office:value="1748.229332469999" table:style-name="ce32">
            <text:p>1 748,2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Semillas y frutos oleaginosos</text:p>
          </table:table-cell>
          <table:table-cell office:value-type="float" office:value="210.42155760999995" table:style-name="ce28">
            <text:p>210,4</text:p>
          </table:table-cell>
          <table:table-cell office:value-type="float" office:value="5.9316999379684175E-2" table:style-name="ce29">
            <text:p>0,1</text:p>
          </table:table-cell>
          <table:table-cell office:value-type="float" office:value="4.8410873032543487" table:style-name="ce30">
            <text:p>4,8</text:p>
          </table:table-cell>
          <table:table-cell office:value-type="float" office:value="2287.91531209" table:style-name="ce28">
            <text:p>2 287,9</text:p>
          </table:table-cell>
          <table:table-cell office:value-type="float" office:value="0.58380227071385793" table:style-name="ce29">
            <text:p>0,6</text:p>
          </table:table-cell>
          <table:table-cell office:value-type="float" office:value="-8.0534098640616705" table:style-name="ce30">
            <text:p>-8,1</text:p>
          </table:table-cell>
          <table:table-cell office:value-type="float" office:value="-2077.49375448" table:style-name="ce31">
            <text:p>-2 077,5</text:p>
          </table:table-cell>
          <table:table-cell office:value-type="float" office:value="-2287.6037959299997" table:style-name="ce32">
            <text:p>-2 287,6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Piensos animales</text:p>
          </table:table-cell>
          <table:table-cell office:value-type="float" office:value="1800.3336583699997" table:style-name="ce28">
            <text:p>1 800,3</text:p>
          </table:table-cell>
          <table:table-cell office:value-type="float" office:value="0.50750689097495194" table:style-name="ce29">
            <text:p>0,5</text:p>
          </table:table-cell>
          <table:table-cell office:value-type="float" office:value="-9.9859649825115788" table:style-name="ce30">
            <text:p>-10,0</text:p>
          </table:table-cell>
          <table:table-cell office:value-type="float" office:value="2628.3713431199999" table:style-name="ce28">
            <text:p>2 628,4</text:p>
          </table:table-cell>
          <table:table-cell office:value-type="float" office:value="0.67067568029472924" table:style-name="ce29">
            <text:p>0,7</text:p>
          </table:table-cell>
          <table:table-cell office:value-type="float" office:value="-11.007769046338149" table:style-name="ce30">
            <text:p>-11,0</text:p>
          </table:table-cell>
          <table:table-cell office:value-type="float" office:value="-828.03768475000004" table:style-name="ce31">
            <text:p>-828,0</text:p>
          </table:table-cell>
          <table:table-cell office:value-type="float" office:value="-953.42521262000014" table:style-name="ce32">
            <text:p>-953,4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Bebidas</text:p>
          </table:table-cell>
          <table:table-cell office:value-type="float" office:value="4710.6470278100005" table:style-name="ce14">
            <text:p>4 710,6</text:p>
          </table:table-cell>
          <table:table-cell office:value-type="float" office:value="1.3279126435533897" table:style-name="ce15">
            <text:p>1,3</text:p>
          </table:table-cell>
          <table:table-cell office:value-type="float" office:value="0.11033524008725734" table:style-name="ce16">
            <text:p>0,1</text:p>
          </table:table-cell>
          <table:table-cell office:value-type="float" office:value="2199.1231152100004" table:style-name="ce17">
            <text:p>2 199,1</text:p>
          </table:table-cell>
          <table:table-cell office:value-type="float" office:value="0.56114536296631412" table:style-name="ce15">
            <text:p>0,6</text:p>
          </table:table-cell>
          <table:table-cell office:value-type="float" office:value="11.841742293811688" table:style-name="ce16">
            <text:p>11,8</text:p>
          </table:table-cell>
          <table:table-cell office:value-type="float" office:value="2511.5239126000001" table:style-name="ce18">
            <text:p>2 511,5</text:p>
          </table:table-cell>
          <table:table-cell office:value-type="float" office:value="2739.17408578" table:style-name="ce19">
            <text:p>2 739,2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Tabacos</text:p>
          </table:table-cell>
          <table:table-cell office:value-type="float" office:value="391.46567972999992" table:style-name="ce14">
            <text:p>391,5</text:p>
          </table:table-cell>
          <table:table-cell office:value-type="float" office:value="0.11035261664942893" table:style-name="ce15">
            <text:p>0,1</text:p>
          </table:table-cell>
          <table:table-cell office:value-type="float" office:value="43.094815881646944" table:style-name="ce16">
            <text:p>43,1</text:p>
          </table:table-cell>
          <table:table-cell office:value-type="float" office:value="1774.63132468" table:style-name="ce17">
            <text:p>1 774,6</text:p>
          </table:table-cell>
          <table:table-cell office:value-type="float" office:value="0.45282873520423861" table:style-name="ce15">
            <text:p>0,5</text:p>
          </table:table-cell>
          <table:table-cell office:value-type="float" office:value="11.10052670205744" table:style-name="ce16">
            <text:p>11,1</text:p>
          </table:table-cell>
          <table:table-cell office:value-type="float" office:value="-1383.1656449500001" table:style-name="ce18">
            <text:p>-1 383,2</text:p>
          </table:table-cell>
          <table:table-cell office:value-type="float" office:value="-1323.7495194799999" table:style-name="ce19">
            <text:p>-1 323,7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Productos energéticos</text:p>
          </table:table-cell>
          <table:table-cell office:value-type="float" office:value="27647.126558889999" table:style-name="ce3">
            <text:p>27 647,1</text:p>
          </table:table-cell>
          <table:table-cell office:value-type="float" office:value="7.7936149108031891" table:style-name="ce3">
            <text:p>7,8</text:p>
          </table:table-cell>
          <table:table-cell office:value-type="float" office:value="-22.023448373304383" table:style-name="ce4">
            <text:p>-22,0</text:p>
          </table:table-cell>
          <table:table-cell office:value-type="float" office:value="58393.366601279995" table:style-name="ce3">
            <text:p>58 393,4</text:p>
          </table:table-cell>
          <table:table-cell office:value-type="float" office:value="14.900105714714059" table:style-name="ce3">
            <text:p>14,9</text:p>
          </table:table-cell>
          <table:table-cell office:value-type="float" office:value="-30.206820926978367" table:style-name="ce4">
            <text:p>-30,2</text:p>
          </table:table-cell>
          <table:table-cell office:value-type="float" office:value="-30746.240042390004" table:style-name="ce5">
            <text:p>-30 746,2</text:p>
          </table:table-cell>
          <table:table-cell office:value-type="float" office:value="-48210.601549039988" table:style-name="ce6">
            <text:p>-48 210,6</text:p>
          </table:table-cell>
          <table:table-cell table:number-columns-repeated="16375"/>
        </table:table-row>
        <table:table-row table:style-name="ro3">
          <table:table-cell office:value-type="string" table:style-name="ce33">
            <text:p>Petróleo y derivados</text:p>
          </table:table-cell>
          <table:table-cell office:value-type="float" office:value="22578.448224489999" table:style-name="ce34">
            <text:p>22 578,4</text:p>
          </table:table-cell>
          <table:table-cell office:value-type="float" office:value="6.3647746672827461" table:style-name="ce35">
            <text:p>6,4</text:p>
          </table:table-cell>
          <table:table-cell office:value-type="float" office:value="-15.849137399225732" table:style-name="ce36">
            <text:p>-15,8</text:p>
          </table:table-cell>
          <table:table-cell office:value-type="float" office:value="42403.255499639999" table:style-name="ce37">
            <text:p>42 403,3</text:p>
          </table:table-cell>
          <table:table-cell office:value-type="float" office:value="10.819944565052991" table:style-name="ce35">
            <text:p>10,8</text:p>
          </table:table-cell>
          <table:table-cell office:value-type="float" office:value="-20.92020903901226" table:style-name="ce36">
            <text:p>-20,9</text:p>
          </table:table-cell>
          <table:table-cell office:value-type="float" office:value="-19824.80727515" table:style-name="ce38">
            <text:p>-19 824,8</text:p>
          </table:table-cell>
          <table:table-cell office:value-type="float" office:value="-26789.932102670005" table:style-name="ce39">
            <text:p>-26 789,9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Gas</text:p>
          </table:table-cell>
          <table:table-cell office:value-type="float" office:value="1580.43717702" table:style-name="ce17">
            <text:p>1 580,4</text:p>
          </table:table-cell>
          <table:table-cell office:value-type="float" office:value="0.44551894831363981" table:style-name="ce15">
            <text:p>0,4</text:p>
          </table:table-cell>
          <table:table-cell office:value-type="float" office:value="-18.485832562034098" table:style-name="ce16">
            <text:p>-18,5</text:p>
          </table:table-cell>
          <table:table-cell office:value-type="float" office:value="12962.008240210002" table:style-name="ce17">
            <text:p>12 962,0</text:p>
          </table:table-cell>
          <table:table-cell office:value-type="float" office:value="3.3074868652955902" table:style-name="ce15">
            <text:p>3,3</text:p>
          </table:table-cell>
          <table:table-cell office:value-type="float" office:value="-46.292992890357695" table:style-name="ce16">
            <text:p>-46,3</text:p>
          </table:table-cell>
          <table:table-cell office:value-type="float" office:value="-11381.57106319" table:style-name="ce18">
            <text:p>-11 381,6</text:p>
          </table:table-cell>
          <table:table-cell office:value-type="float" office:value="-22195.81902739" table:style-name="ce19">
            <text:p>-22 195,8</text:p>
          </table:table-cell>
          <table:table-cell table:number-columns-repeated="16375"/>
        </table:table-row>
        <table:table-row table:style-name="ro3">
          <table:table-cell office:value-type="string" table:style-name="ce20">
            <text:p>Carbón y electricidad</text:p>
          </table:table-cell>
          <table:table-cell office:value-type="float" office:value="3488.2411573800005" table:style-name="ce24">
            <text:p>3 488,2</text:p>
          </table:table-cell>
          <table:table-cell office:value-type="float" office:value="0.983321295206804" table:style-name="ce22">
            <text:p>1,0</text:p>
          </table:table-cell>
          <table:table-cell office:value-type="float" office:value="-47.827104247235837" table:style-name="ce23">
            <text:p>-47,8</text:p>
          </table:table-cell>
          <table:table-cell office:value-type="float" office:value="3028.1028614299998" table:style-name="ce24">
            <text:p>3 028,1</text:p>
          </table:table-cell>
          <table:table-cell office:value-type="float" office:value="0.77267428436547991" table:style-name="ce22">
            <text:p>0,8</text:p>
          </table:table-cell>
          <table:table-cell office:value-type="float" office:value="-48.769794512855029" table:style-name="ce23">
            <text:p>-48,8</text:p>
          </table:table-cell>
          <table:table-cell office:value-type="float" office:value="460.13829594999993" table:style-name="ce25">
            <text:p>460,1</text:p>
          </table:table-cell>
          <table:table-cell office:value-type="float" office:value="775.14958101999991" table:style-name="ce26">
            <text:p>775,1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Carbón</text:p>
          </table:table-cell>
          <table:table-cell office:value-type="float" office:value="748.26363551999998" table:style-name="ce28">
            <text:p>748,3</text:p>
          </table:table-cell>
          <table:table-cell office:value-type="float" office:value="0.21093253993606378" table:style-name="ce29">
            <text:p>0,2</text:p>
          </table:table-cell>
          <table:table-cell office:value-type="float" office:value="95.973171680346411" table:style-name="ce30">
            <text:p>96,0</text:p>
          </table:table-cell>
          <table:table-cell office:value-type="float" office:value="1413.6614464500001" table:style-name="ce28">
            <text:p>1 413,7</text:p>
          </table:table-cell>
          <table:table-cell office:value-type="float" office:value="0.36072085277677535" table:style-name="ce29">
            <text:p>0,4</text:p>
          </table:table-cell>
          <table:table-cell office:value-type="float" office:value="-46.9486158314484" table:style-name="ce30">
            <text:p>-46,9</text:p>
          </table:table-cell>
          <table:table-cell office:value-type="float" office:value="-665.39781092999988" table:style-name="ce31">
            <text:p>-665,4</text:p>
          </table:table-cell>
          <table:table-cell office:value-type="float" office:value="-2282.8828614300005" table:style-name="ce32">
            <text:p>-2 282,9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Corriente eléctrica</text:p>
          </table:table-cell>
          <table:table-cell office:value-type="float" office:value="2739.9775218599998" table:style-name="ce28">
            <text:p>2 740,0</text:p>
          </table:table-cell>
          <table:table-cell office:value-type="float" office:value="0.77238875527074013" table:style-name="ce29">
            <text:p>0,8</text:p>
          </table:table-cell>
          <table:table-cell office:value-type="float" office:value="-56.536623768659197" table:style-name="ce30">
            <text:p>-56,5</text:p>
          </table:table-cell>
          <table:table-cell office:value-type="float" office:value="1614.4414149799998" table:style-name="ce28">
            <text:p>1 614,4</text:p>
          </table:table-cell>
          <table:table-cell office:value-type="float" office:value="0.41195343158870462" table:style-name="ce29">
            <text:p>0,4</text:p>
          </table:table-cell>
          <table:table-cell office:value-type="float" office:value="-50.264800148381028" table:style-name="ce30">
            <text:p>-50,3</text:p>
          </table:table-cell>
          <table:table-cell office:value-type="float" office:value="1125.53610688" table:style-name="ce31">
            <text:p>1 125,5</text:p>
          </table:table-cell>
          <table:table-cell office:value-type="float" office:value="3058.0324424499995" table:style-name="ce32">
            <text:p>3 058,0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Materias primas</text:p>
          </table:table-cell>
          <table:table-cell office:value-type="float" office:value="7523.9498171200012" table:style-name="ce3">
            <text:p>7 523,9</text:p>
          </table:table-cell>
          <table:table-cell office:value-type="float" office:value="2.1209714998026055" table:style-name="ce3">
            <text:p>2,1</text:p>
          </table:table-cell>
          <table:table-cell office:value-type="float" office:value="-16.06349998811125" table:style-name="ce4">
            <text:p>-16,1</text:p>
          </table:table-cell>
          <table:table-cell office:value-type="float" office:value="10957.171349869999" table:style-name="ce3">
            <text:p>10 957,2</text:p>
          </table:table-cell>
          <table:table-cell office:value-type="float" office:value="2.7959170869884451" table:style-name="ce3">
            <text:p>2,8</text:p>
          </table:table-cell>
          <table:table-cell office:value-type="float" office:value="-14.362493420311678" table:style-name="ce4">
            <text:p>-14,4</text:p>
          </table:table-cell>
          <table:table-cell office:value-type="float" office:value="-3433.2215327499998" table:style-name="ce5">
            <text:p>-3 433,2</text:p>
          </table:table-cell>
          <table:table-cell office:value-type="float" office:value="-3830.9682605799999" table:style-name="ce6">
            <text:p>-3 831,0</text:p>
          </table:table-cell>
          <table:table-cell table:number-columns-repeated="16375"/>
        </table:table-row>
        <table:table-row table:style-name="ro3">
          <table:table-cell office:value-type="string" table:style-name="ce33">
            <text:p>Animales y vegetales</text:p>
          </table:table-cell>
          <table:table-cell office:value-type="float" office:value="3299.43396209" table:style-name="ce34">
            <text:p>3 299,4</text:p>
          </table:table-cell>
          <table:table-cell office:value-type="float" office:value="0.93009729851605527" table:style-name="ce35">
            <text:p>0,9</text:p>
          </table:table-cell>
          <table:table-cell office:value-type="float" office:value="-11.7705016623398" table:style-name="ce36">
            <text:p>-11,8</text:p>
          </table:table-cell>
          <table:table-cell office:value-type="float" office:value="3678.1704079399997" table:style-name="ce37">
            <text:p>3 678,2</text:p>
          </table:table-cell>
          <table:table-cell office:value-type="float" office:value="0.9385505769732001" table:style-name="ce35">
            <text:p>0,9</text:p>
          </table:table-cell>
          <table:table-cell office:value-type="float" office:value="-16.237607037833907" table:style-name="ce36">
            <text:p>-16,2</text:p>
          </table:table-cell>
          <table:table-cell office:value-type="float" office:value="-378.73644584999994" table:style-name="ce38">
            <text:p>-378,7</text:p>
          </table:table-cell>
          <table:table-cell office:value-type="float" office:value="-651.59134497000002" table:style-name="ce39">
            <text:p>-651,6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Minerales</text:p>
          </table:table-cell>
          <table:table-cell office:value-type="float" office:value="4224.5158550300002" table:style-name="ce17">
            <text:p>4 224,5</text:p>
          </table:table-cell>
          <table:table-cell office:value-type="float" office:value="1.1908742012865501" table:style-name="ce15">
            <text:p>1,2</text:p>
          </table:table-cell>
          <table:table-cell office:value-type="float" office:value="-19.13649576126506" table:style-name="ce16">
            <text:p>-19,1</text:p>
          </table:table-cell>
          <table:table-cell office:value-type="float" office:value="7279.0009419299995" table:style-name="ce17">
            <text:p>7 279,0</text:p>
          </table:table-cell>
          <table:table-cell office:value-type="float" office:value="1.8573665100152454" table:style-name="ce15">
            <text:p>1,9</text:p>
          </table:table-cell>
          <table:table-cell office:value-type="float" office:value="-13.382680134898999" table:style-name="ce16">
            <text:p>-13,4</text:p>
          </table:table-cell>
          <table:table-cell office:value-type="float" office:value="-3054.4850868999993" table:style-name="ce18">
            <text:p>-3 054,5</text:p>
          </table:table-cell>
          <table:table-cell office:value-type="float" office:value="-3179.3769156100002" table:style-name="ce19">
            <text:p>-3 179,4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Semimanufacturas no químicas</text:p>
          </table:table-cell>
          <table:table-cell office:value-type="float" office:value="35661.714397609998" table:style-name="ce3">
            <text:p>35 661,7</text:p>
          </table:table-cell>
          <table:table-cell office:value-type="float" office:value="10.052895315612748" table:style-name="ce3">
            <text:p>10,1</text:p>
          </table:table-cell>
          <table:table-cell office:value-type="float" office:value="-10.746929453739327" table:style-name="ce4">
            <text:p>-10,7</text:p>
          </table:table-cell>
          <table:table-cell office:value-type="float" office:value="28276.823960239995" table:style-name="ce3">
            <text:p>28 276,8</text:p>
          </table:table-cell>
          <table:table-cell office:value-type="float" office:value="7.2153343916755741" table:style-name="ce3">
            <text:p>7,2</text:p>
          </table:table-cell>
          <table:table-cell office:value-type="float" office:value="-12.975187181211044" table:style-name="ce4">
            <text:p>-13,0</text:p>
          </table:table-cell>
          <table:table-cell office:value-type="float" office:value="7384.8904373699979" table:style-name="ce5">
            <text:p>7 384,9</text:p>
          </table:table-cell>
          <table:table-cell office:value-type="float" office:value="7462.8989397699934" table:style-name="ce6">
            <text:p>7 462,9</text:p>
          </table:table-cell>
          <table:table-cell table:number-columns-repeated="16375"/>
        </table:table-row>
        <table:table-row table:style-name="ro3">
          <table:table-cell office:value-type="string" table:style-name="ce33">
            <text:p>Metales no ferrosos</text:p>
          </table:table-cell>
          <table:table-cell office:value-type="float" office:value="7601.3303436099995" table:style-name="ce34">
            <text:p>7 601,3</text:p>
          </table:table-cell>
          <table:table-cell office:value-type="float" office:value="2.1427847621600398" table:style-name="ce35">
            <text:p>2,1</text:p>
          </table:table-cell>
          <table:table-cell office:value-type="float" office:value="-12.082321913726556" table:style-name="ce36">
            <text:p>-12,1</text:p>
          </table:table-cell>
          <table:table-cell office:value-type="float" office:value="6313.0599946399998" table:style-name="ce37">
            <text:p>6 313,1</text:p>
          </table:table-cell>
          <table:table-cell office:value-type="float" office:value="1.6108895030108821" table:style-name="ce35">
            <text:p>1,6</text:p>
          </table:table-cell>
          <table:table-cell office:value-type="float" office:value="-22.658193117598618" table:style-name="ce36">
            <text:p>-22,7</text:p>
          </table:table-cell>
          <table:table-cell office:value-type="float" office:value="1288.2703489700009" table:style-name="ce38">
            <text:p>1 288,3</text:p>
          </table:table-cell>
          <table:table-cell office:value-type="float" office:value="483.41822049999882" table:style-name="ce39">
            <text:p>483,4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Hierro y acero</text:p>
          </table:table-cell>
          <table:table-cell office:value-type="float" office:value="9666.1486248400015" table:style-name="ce17">
            <text:p>9 666,1</text:p>
          </table:table-cell>
          <table:table-cell office:value-type="float" office:value="2.7248488153778454" table:style-name="ce15">
            <text:p>2,7</text:p>
          </table:table-cell>
          <table:table-cell office:value-type="float" office:value="-18.883259175059663" table:style-name="ce16">
            <text:p>-18,9</text:p>
          </table:table-cell>
          <table:table-cell office:value-type="float" office:value="11041.236602489998" table:style-name="ce17">
            <text:p>11 041,2</text:p>
          </table:table-cell>
          <table:table-cell office:value-type="float" office:value="2.8173678308636014" table:style-name="ce15">
            <text:p>2,8</text:p>
          </table:table-cell>
          <table:table-cell office:value-type="float" office:value="-13.44768490146023" table:style-name="ce16">
            <text:p>-13,4</text:p>
          </table:table-cell>
          <table:table-cell office:value-type="float" office:value="-1375.0879776500003" table:style-name="ce18">
            <text:p>-1 375,1</text:p>
          </table:table-cell>
          <table:table-cell office:value-type="float" office:value="-840.37767447000215" table:style-name="ce19">
            <text:p>-840,4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Papel</text:p>
          </table:table-cell>
          <table:table-cell office:value-type="float" office:value="4486.7032005199999" table:style-name="ce17">
            <text:p>4 486,7</text:p>
          </table:table-cell>
          <table:table-cell office:value-type="float" office:value="1.2647837701845053" table:style-name="ce15">
            <text:p>1,3</text:p>
          </table:table-cell>
          <table:table-cell office:value-type="float" office:value="-12.621743806245608" table:style-name="ce16">
            <text:p>-12,6</text:p>
          </table:table-cell>
          <table:table-cell office:value-type="float" office:value="4225.427624689999" table:style-name="ce17">
            <text:p>4 225,4</text:p>
          </table:table-cell>
          <table:table-cell office:value-type="float" office:value="1.0781929859884809" table:style-name="ce15">
            <text:p>1,1</text:p>
          </table:table-cell>
          <table:table-cell office:value-type="float" office:value="-12.420813364253105" table:style-name="ce16">
            <text:p>-12,4</text:p>
          </table:table-cell>
          <table:table-cell office:value-type="float" office:value="261.27557583000055" table:style-name="ce18">
            <text:p>261,3</text:p>
          </table:table-cell>
          <table:table-cell office:value-type="float" office:value="310.11130948999977" table:style-name="ce19">
            <text:p>310,1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Productos cerámicos y similares</text:p>
          </table:table-cell>
          <table:table-cell office:value-type="float" office:value="5516.6805528399991" table:style-name="ce17">
            <text:p>5 516,7</text:p>
          </table:table-cell>
          <table:table-cell office:value-type="float" office:value="1.5551302853542546" table:style-name="ce15">
            <text:p>1,6</text:p>
          </table:table-cell>
          <table:table-cell office:value-type="float" office:value="-14.594602161588938" table:style-name="ce16">
            <text:p>-14,6</text:p>
          </table:table-cell>
          <table:table-cell office:value-type="float" office:value="974.14731517000018" table:style-name="ce17">
            <text:p>974,1</text:p>
          </table:table-cell>
          <table:table-cell office:value-type="float" office:value="0.24857100767708962" table:style-name="ce15">
            <text:p>0,2</text:p>
          </table:table-cell>
          <table:table-cell office:value-type="float" office:value="-8.0019274814980026" table:style-name="ce16">
            <text:p>-8,0</text:p>
          </table:table-cell>
          <table:table-cell office:value-type="float" office:value="4542.5332376699989" table:style-name="ce18">
            <text:p>4 542,5</text:p>
          </table:table-cell>
          <table:table-cell office:value-type="float" office:value="5400.5270553000009" table:style-name="ce19">
            <text:p>5 400,5</text:p>
          </table:table-cell>
          <table:table-cell table:number-columns-repeated="16375"/>
        </table:table-row>
        <table:table-row table:style-name="ro3">
          <table:table-cell office:value-type="string" table:style-name="ce20">
            <text:p>Otras semimanufacturas no químicas</text:p>
          </table:table-cell>
          <table:table-cell office:value-type="float" office:value="8390.8516758000005" table:style-name="ce24">
            <text:p>8 390,9</text:p>
          </table:table-cell>
          <table:table-cell office:value-type="float" office:value="2.3653476825361031" table:style-name="ce22">
            <text:p>2,4</text:p>
          </table:table-cell>
          <table:table-cell office:value-type="float" office:value="7.5858872931641379" table:style-name="ce23">
            <text:p>7,6</text:p>
          </table:table-cell>
          <table:table-cell office:value-type="float" office:value="5722.9524232499998" table:style-name="ce24">
            <text:p>5 723,0</text:p>
          </table:table-cell>
          <table:table-cell office:value-type="float" office:value="1.4603130641355213" table:style-name="ce22">
            <text:p>1,5</text:p>
          </table:table-cell>
          <table:table-cell office:value-type="float" office:value="0.57926662314159538" table:style-name="ce23">
            <text:p>0,6</text:p>
          </table:table-cell>
          <table:table-cell office:value-type="float" office:value="2667.8992525499993" table:style-name="ce25">
            <text:p>2 667,9</text:p>
          </table:table-cell>
          <table:table-cell office:value-type="float" office:value="2109.2200289499997" table:style-name="ce26">
            <text:p>2 109,2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Cal y cemento</text:p>
          </table:table-cell>
          <table:table-cell office:value-type="float" office:value="1212.51048197" table:style-name="ce28">
            <text:p>1 212,5</text:p>
          </table:table-cell>
          <table:table-cell office:value-type="float" office:value="0.3418018777343042" table:style-name="ce29">
            <text:p>0,3</text:p>
          </table:table-cell>
          <table:table-cell office:value-type="float" office:value="1.9344979395700419" table:style-name="ce30">
            <text:p>1,9</text:p>
          </table:table-cell>
          <table:table-cell office:value-type="float" office:value="224.02066868" table:style-name="ce28">
            <text:p>224,0</text:p>
          </table:table-cell>
          <table:table-cell office:value-type="float" office:value="5.7162856671801571E-2" table:style-name="ce29">
            <text:p>0,1</text:p>
          </table:table-cell>
          <table:table-cell office:value-type="float" office:value="-16.619863325782681" table:style-name="ce30">
            <text:p>-16,6</text:p>
          </table:table-cell>
          <table:table-cell office:value-type="float" office:value="988.48981329000014" table:style-name="ce31">
            <text:p>988,5</text:p>
          </table:table-cell>
          <table:table-cell office:value-type="float" office:value="920.82573163999984" table:style-name="ce32">
            <text:p>920,8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Vidrio</text:p>
          </table:table-cell>
          <table:table-cell office:value-type="float" office:value="824.05658442000004" table:style-name="ce28">
            <text:p>824,1</text:p>
          </table:table-cell>
          <table:table-cell office:value-type="float" office:value="0.23229827049119242" table:style-name="ce29">
            <text:p>0,2</text:p>
          </table:table-cell>
          <table:table-cell office:value-type="float" office:value="-8.8225670779136074" table:style-name="ce30">
            <text:p>-8,8</text:p>
          </table:table-cell>
          <table:table-cell office:value-type="float" office:value="762.79683065999996" table:style-name="ce28">
            <text:p>762,8</text:p>
          </table:table-cell>
          <table:table-cell office:value-type="float" office:value="0.19464117377047582" table:style-name="ce29">
            <text:p>0,2</text:p>
          </table:table-cell>
          <table:table-cell office:value-type="float" office:value="-1.1043828782032739" table:style-name="ce30">
            <text:p>-1,1</text:p>
          </table:table-cell>
          <table:table-cell office:value-type="float" office:value="61.259753759999931" table:style-name="ce31">
            <text:p>61,3</text:p>
          </table:table-cell>
          <table:table-cell office:value-type="float" office:value="132.47935400999989" table:style-name="ce32">
            <text:p>132,5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Neumáticos y cámaras</text:p>
          </table:table-cell>
          <table:table-cell office:value-type="float" office:value="3276.7102784899994" table:style-name="ce28">
            <text:p>3 276,7</text:p>
          </table:table-cell>
          <table:table-cell office:value-type="float" office:value="0.92369158257461348" table:style-name="ce29">
            <text:p>0,9</text:p>
          </table:table-cell>
          <table:table-cell office:value-type="float" office:value="28.026347179892277" table:style-name="ce30">
            <text:p>28,0</text:p>
          </table:table-cell>
          <table:table-cell office:value-type="float" office:value="2068.2425647499999" table:style-name="ce28">
            <text:p>2 068,2</text:p>
          </table:table-cell>
          <table:table-cell office:value-type="float" office:value="0.52774886347742833" table:style-name="ce29">
            <text:p>0,5</text:p>
          </table:table-cell>
          <table:table-cell office:value-type="float" office:value="10.248734125087767" table:style-name="ce30">
            <text:p>10,2</text:p>
          </table:table-cell>
          <table:table-cell office:value-type="float" office:value="1208.4677137399997" table:style-name="ce31">
            <text:p>1 208,5</text:p>
          </table:table-cell>
          <table:table-cell office:value-type="float" office:value="683.42456979000008" table:style-name="ce32">
            <text:p>683,4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Resto de otras semimanufacturas</text:p>
          </table:table-cell>
          <table:table-cell office:value-type="float" office:value="3077.5743309200002" table:style-name="ce28">
            <text:p>3 077,6</text:p>
          </table:table-cell>
          <table:table-cell office:value-type="float" office:value="0.86755595173599298" table:style-name="ce29">
            <text:p>0,9</text:p>
          </table:table-cell>
          <table:table-cell office:value-type="float" office:value="-2.1910182399795937" table:style-name="ce30">
            <text:p>-2,2</text:p>
          </table:table-cell>
          <table:table-cell office:value-type="float" office:value="2667.8923591599996" table:style-name="ce28">
            <text:p>2 667,9</text:p>
          </table:table-cell>
          <table:table-cell office:value-type="float" office:value="0.68076017021581547" table:style-name="ce29">
            <text:p>0,7</text:p>
          </table:table-cell>
          <table:table-cell office:value-type="float" office:value="-3.825932689984525" table:style-name="ce30">
            <text:p>-3,8</text:p>
          </table:table-cell>
          <table:table-cell office:value-type="float" office:value="409.68197175999995" table:style-name="ce31">
            <text:p>409,7</text:p>
          </table:table-cell>
          <table:table-cell office:value-type="float" office:value="372.49037350999976" table:style-name="ce32">
            <text:p>372,5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Productos químicos</text:p>
          </table:table-cell>
          <table:table-cell office:value-type="float" office:value="60318.726125810012" table:style-name="ce3">
            <text:p>60 318,7</text:p>
          </table:table-cell>
          <table:table-cell office:value-type="float" office:value="17.003608759609225" table:style-name="ce3">
            <text:p>17,0</text:p>
          </table:table-cell>
          <table:table-cell office:value-type="float" office:value="-9.3034558033527066" table:style-name="ce4">
            <text:p>-9,3</text:p>
          </table:table-cell>
          <table:table-cell office:value-type="float" office:value="62722.215015649992" table:style-name="ce3">
            <text:p>62 722,2</text:p>
          </table:table-cell>
          <table:table-cell office:value-type="float" office:value="16.004688353997466" table:style-name="ce3">
            <text:p>16,0</text:p>
          </table:table-cell>
          <table:table-cell office:value-type="float" office:value="-10.571460782376079" table:style-name="ce4">
            <text:p>-10,6</text:p>
          </table:table-cell>
          <table:table-cell office:value-type="float" office:value="-2403.4888898399977" table:style-name="ce5">
            <text:p>-2 403,5</text:p>
          </table:table-cell>
          <table:table-cell office:value-type="float" office:value="-3630.596521200001" table:style-name="ce6">
            <text:p>-3 630,6</text:p>
          </table:table-cell>
          <table:table-cell table:number-columns-repeated="16375"/>
        </table:table-row>
        <table:table-row table:style-name="ro3">
          <table:table-cell office:value-type="string" table:style-name="ce40">
            <text:p>Productos químicos orgánicos</text:p>
          </table:table-cell>
          <table:table-cell office:value-type="float" office:value="7696.7535504200005" table:style-name="ce17">
            <text:p>7 696,8</text:p>
          </table:table-cell>
          <table:table-cell office:value-type="float" office:value="2.1696841842698555" table:style-name="ce15">
            <text:p>2,2</text:p>
          </table:table-cell>
          <table:table-cell office:value-type="float" office:value="31.032515552970825" table:style-name="ce16">
            <text:p>31,0</text:p>
          </table:table-cell>
          <table:table-cell office:value-type="float" office:value="11046.41808114" table:style-name="ce17">
            <text:p>11 046,4</text:p>
          </table:table-cell>
          <table:table-cell office:value-type="float" office:value="2.8186899772671601" table:style-name="ce15">
            <text:p>2,8</text:p>
          </table:table-cell>
          <table:table-cell office:value-type="float" office:value="-15.033729523925111" table:style-name="ce16">
            <text:p>-15,0</text:p>
          </table:table-cell>
          <table:table-cell office:value-type="float" office:value="-3349.6645307199997" table:style-name="ce18">
            <text:p>-3 349,7</text:p>
          </table:table-cell>
          <table:table-cell office:value-type="float" office:value="-7127.0185654400002" table:style-name="ce19">
            <text:p>-7 127,0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Productos químicos inorgánicos</text:p>
          </table:table-cell>
          <table:table-cell office:value-type="float" office:value="1314.4310212199998" table:style-name="ce17">
            <text:p>1 314,4</text:p>
          </table:table-cell>
          <table:table-cell office:value-type="float" office:value="0.37053287199238494" table:style-name="ce15">
            <text:p>0,4</text:p>
          </table:table-cell>
          <table:table-cell office:value-type="float" office:value="-17.536694657087228" table:style-name="ce16">
            <text:p>-17,5</text:p>
          </table:table-cell>
          <table:table-cell office:value-type="float" office:value="2411.7446059500003" table:style-name="ce17">
            <text:p>2 411,7</text:p>
          </table:table-cell>
          <table:table-cell office:value-type="float" office:value="0.61539951671083648" table:style-name="ce15">
            <text:p>0,6</text:p>
          </table:table-cell>
          <table:table-cell office:value-type="float" office:value="-29.244718452632345" table:style-name="ce16">
            <text:p>-29,2</text:p>
          </table:table-cell>
          <table:table-cell office:value-type="float" office:value="-1097.3135847300002" table:style-name="ce18">
            <text:p>-1 097,3</text:p>
          </table:table-cell>
          <table:table-cell office:value-type="float" office:value="-1814.61315582" table:style-name="ce19">
            <text:p>-1 814,6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Medicamentos</text:p>
          </table:table-cell>
          <table:table-cell office:value-type="float" office:value="19861.274733530001" table:style-name="ce17">
            <text:p>19 861,3</text:p>
          </table:table-cell>
          <table:table-cell office:value-type="float" office:value="5.5988142775374463" table:style-name="ce15">
            <text:p>5,6</text:p>
          </table:table-cell>
          <table:table-cell office:value-type="float" office:value="-20.477472691581035" table:style-name="ce16">
            <text:p>-20,5</text:p>
          </table:table-cell>
          <table:table-cell office:value-type="float" office:value="20645.130243" table:style-name="ce17">
            <text:p>20 645,1</text:p>
          </table:table-cell>
          <table:table-cell office:value-type="float" office:value="5.2679720492087085" table:style-name="ce15">
            <text:p>5,3</text:p>
          </table:table-cell>
          <table:table-cell office:value-type="float" office:value="-6.0928586412110883" table:style-name="ce16">
            <text:p>-6,1</text:p>
          </table:table-cell>
          <table:table-cell office:value-type="float" office:value="-783.85550946999865" table:style-name="ce18">
            <text:p>-783,9</text:p>
          </table:table-cell>
          <table:table-cell office:value-type="float" office:value="2991.0361559099974" table:style-name="ce19">
            <text:p>2 991,0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Plásticos</text:p>
          </table:table-cell>
          <table:table-cell office:value-type="float" office:value="12344.98274202" table:style-name="ce17">
            <text:p>12 345,0</text:p>
          </table:table-cell>
          <table:table-cell office:value-type="float" office:value="3.4800014882876824" table:style-name="ce15">
            <text:p>3,5</text:p>
          </table:table-cell>
          <table:table-cell office:value-type="float" office:value="-14.585771879076953" table:style-name="ce16">
            <text:p>-14,6</text:p>
          </table:table-cell>
          <table:table-cell office:value-type="float" office:value="13514.7361693" table:style-name="ce17">
            <text:p>13 514,7</text:p>
          </table:table-cell>
          <table:table-cell office:value-type="float" office:value="3.4485252238329691" table:style-name="ce15">
            <text:p>3,4</text:p>
          </table:table-cell>
          <table:table-cell office:value-type="float" office:value="-8.9890615215266561" table:style-name="ce16">
            <text:p>-9,0</text:p>
          </table:table-cell>
          <table:table-cell office:value-type="float" office:value="-1169.7534272800001" table:style-name="ce18">
            <text:p>-1 169,8</text:p>
          </table:table-cell>
          <table:table-cell office:value-type="float" office:value="-396.49812289999932" table:style-name="ce19">
            <text:p>-396,5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Abonos</text:p>
          </table:table-cell>
          <table:table-cell office:value-type="float" office:value="1290.3509339899999" table:style-name="ce17">
            <text:p>1 290,4</text:p>
          </table:table-cell>
          <table:table-cell office:value-type="float" office:value="0.36374479126763337" table:style-name="ce15">
            <text:p>0,4</text:p>
          </table:table-cell>
          <table:table-cell office:value-type="float" office:value="-26.773800122201635" table:style-name="ce16">
            <text:p>-26,8</text:p>
          </table:table-cell>
          <table:table-cell office:value-type="float" office:value="1104.6655823499998" table:style-name="ce17">
            <text:p>1 104,7</text:p>
          </table:table-cell>
          <table:table-cell office:value-type="float" office:value="0.2818750641457341" table:style-name="ce15">
            <text:p>0,3</text:p>
          </table:table-cell>
          <table:table-cell office:value-type="float" office:value="-35.100776015655285" table:style-name="ce16">
            <text:p>-35,1</text:p>
          </table:table-cell>
          <table:table-cell office:value-type="float" office:value="185.68535164000019" table:style-name="ce18">
            <text:p>185,7</text:p>
          </table:table-cell>
          <table:table-cell office:value-type="float" office:value="60.019304739999939" table:style-name="ce19">
            <text:p>60,0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Colorantes y curtientes</text:p>
          </table:table-cell>
          <table:table-cell office:value-type="float" office:value="2749.8728741600003" table:style-name="ce17">
            <text:p>2 749,9</text:p>
          </table:table-cell>
          <table:table-cell office:value-type="float" office:value="0.7751782156896615" table:style-name="ce15">
            <text:p>0,8</text:p>
          </table:table-cell>
          <table:table-cell office:value-type="float" office:value="-11.936442203216028" table:style-name="ce16">
            <text:p>-11,9</text:p>
          </table:table-cell>
          <table:table-cell office:value-type="float" office:value="1757.9956308700005" table:style-name="ce17">
            <text:p>1 758,0</text:p>
          </table:table-cell>
          <table:table-cell office:value-type="float" office:value="0.44858384214816371" table:style-name="ce15">
            <text:p>0,4</text:p>
          </table:table-cell>
          <table:table-cell office:value-type="float" office:value="-9.1476291620526826" table:style-name="ce16">
            <text:p>-9,1</text:p>
          </table:table-cell>
          <table:table-cell office:value-type="float" office:value="991.87724329000002" table:style-name="ce18">
            <text:p>991,9</text:p>
          </table:table-cell>
          <table:table-cell office:value-type="float" office:value="1187.5977657799999" table:style-name="ce19">
            <text:p>1 187,6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Aceites esenciales y perfumados</text:p>
          </table:table-cell>
          <table:table-cell office:value-type="float" office:value="8160.5377830099997" table:style-name="ce17">
            <text:p>8 160,5</text:p>
          </table:table-cell>
          <table:table-cell office:value-type="float" office:value="2.3004231130626764" table:style-name="ce15">
            <text:p>2,3</text:p>
          </table:table-cell>
          <table:table-cell office:value-type="float" office:value="17.515697339503316" table:style-name="ce16">
            <text:p>17,5</text:p>
          </table:table-cell>
          <table:table-cell office:value-type="float" office:value="5329.0568204199999" table:style-name="ce17">
            <text:p>5 329,1</text:p>
          </table:table-cell>
          <table:table-cell office:value-type="float" office:value="1.3598035976613041" table:style-name="ce15">
            <text:p>1,4</text:p>
          </table:table-cell>
          <table:table-cell office:value-type="float" office:value="10.418220167421595" table:style-name="ce16">
            <text:p>10,4</text:p>
          </table:table-cell>
          <table:table-cell office:value-type="float" office:value="2831.4809625899998" table:style-name="ce18">
            <text:p>2 831,5</text:p>
          </table:table-cell>
          <table:table-cell office:value-type="float" office:value="2117.9631228600001" table:style-name="ce19">
            <text:p>2 118,0</text:p>
          </table:table-cell>
          <table:table-cell table:number-columns-repeated="16375"/>
        </table:table-row>
        <table:table-row table:style-name="ro3">
          <table:table-cell office:value-type="string" table:style-name="ce41">
            <text:p>Otros productos químicos</text:p>
          </table:table-cell>
          <table:table-cell office:value-type="float" office:value="6900.522487459999" table:style-name="ce42">
            <text:p>6 900,5</text:p>
          </table:table-cell>
          <table:table-cell office:value-type="float" office:value="1.9452298175018796" table:style-name="ce43">
            <text:p>1,9</text:p>
          </table:table-cell>
          <table:table-cell office:value-type="float" office:value="-11.310234444767559" table:style-name="ce44">
            <text:p>-11,3</text:p>
          </table:table-cell>
          <table:table-cell office:value-type="float" office:value="6912.4678826199997" table:style-name="ce45">
            <text:p>6 912,5</text:p>
          </table:table-cell>
          <table:table-cell office:value-type="float" office:value="1.7638390830225901" table:style-name="ce43">
            <text:p>1,8</text:p>
          </table:table-cell>
          <table:table-cell office:value-type="float" office:value="-17.997678715206828" table:style-name="ce44">
            <text:p>-18,0</text:p>
          </table:table-cell>
          <table:table-cell office:value-type="float" office:value="-11.945395160000999" table:style-name="ce46">
            <text:p>-11,9</text:p>
          </table:table-cell>
          <table:table-cell office:value-type="float" office:value="-649.08302632999914" table:style-name="ce47">
            <text:p>-649,1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Bienes de equipo</text:p>
          </table:table-cell>
          <table:table-cell office:value-type="float" office:value="69045.847154319999" table:style-name="ce3">
            <text:p>69 045,8</text:p>
          </table:table-cell>
          <table:table-cell office:value-type="float" office:value="19.463749433950259" table:style-name="ce3">
            <text:p>19,5</text:p>
          </table:table-cell>
          <table:table-cell office:value-type="float" office:value="12.118870409084408" table:style-name="ce4">
            <text:p>12,1</text:p>
          </table:table-cell>
          <table:table-cell office:value-type="float" office:value="86957.007450330013" table:style-name="ce3">
            <text:p>86 957,0</text:p>
          </table:table-cell>
          <table:table-cell office:value-type="float" office:value="22.188626535136166" table:style-name="ce3">
            <text:p>22,2</text:p>
          </table:table-cell>
          <table:table-cell office:value-type="float" office:value="6.3065345884643147" table:style-name="ce4">
            <text:p>6,3</text:p>
          </table:table-cell>
          <table:table-cell office:value-type="float" office:value="-17911.160296010006" table:style-name="ce5">
            <text:p>-17 911,2</text:p>
          </table:table-cell>
          <table:table-cell office:value-type="float" office:value="-20215.647818770001" table:style-name="ce6">
            <text:p>-20 215,6</text:p>
          </table:table-cell>
          <table:table-cell table:number-columns-repeated="16375"/>
        </table:table-row>
        <table:table-row table:style-name="ro3">
          <table:table-cell office:value-type="string" table:style-name="ce48">
            <text:p>Maquinaria para la industria</text:p>
          </table:table-cell>
          <table:table-cell office:value-type="float" office:value="17506.345304849998" table:style-name="ce49">
            <text:p>17 506,3</text:p>
          </table:table-cell>
          <table:table-cell office:value-type="float" office:value="4.9349690468167831" table:style-name="ce50">
            <text:p>4,9</text:p>
          </table:table-cell>
          <table:table-cell office:value-type="float" office:value="7.8726306778458737" table:style-name="ce51">
            <text:p>7,9</text:p>
          </table:table-cell>
          <table:table-cell office:value-type="float" office:value="20833.590320890002" table:style-name="ce52">
            <text:p>20 833,6</text:p>
          </table:table-cell>
          <table:table-cell office:value-type="float" office:value="5.316060988877803" table:style-name="ce50">
            <text:p>5,3</text:p>
          </table:table-cell>
          <table:table-cell office:value-type="float" office:value="7.5344262730590135" table:style-name="ce51">
            <text:p>7,5</text:p>
          </table:table-cell>
          <table:table-cell office:value-type="float" office:value="-3327.2450160400022" table:style-name="ce53">
            <text:p>-3 327,2</text:p>
          </table:table-cell>
          <table:table-cell office:value-type="float" office:value="-3145.1613899200006" table:style-name="ce54">
            <text:p>-3 145,2</text:p>
          </table:table-cell>
          <table:table-cell table:number-columns-repeated="16375"/>
        </table:table-row>
        <table:table-row table:style-name="ro3">
          <table:table-cell office:value-type="string" table:style-name="ce55">
            <text:p>Maquinaria específica</text:p>
          </table:table-cell>
          <table:table-cell office:value-type="float" office:value="5514.8526113199987" table:style-name="ce56">
            <text:p>5 514,9</text:p>
          </table:table-cell>
          <table:table-cell office:value-type="float" office:value="1.5546149959169961" table:style-name="ce57">
            <text:p>1,6</text:p>
          </table:table-cell>
          <table:table-cell office:value-type="float" office:value="8.0408624914366822" table:style-name="ce58">
            <text:p>8,0</text:p>
          </table:table-cell>
          <table:table-cell office:value-type="float" office:value="6534.2850139799993" table:style-name="ce56">
            <text:p>6 534,3</text:p>
          </table:table-cell>
          <table:table-cell office:value-type="float" office:value="1.6673390000473041" table:style-name="ce57">
            <text:p>1,7</text:p>
          </table:table-cell>
          <table:table-cell office:value-type="float" office:value="9.7998804878980241" table:style-name="ce58">
            <text:p>9,8</text:p>
          </table:table-cell>
          <table:table-cell office:value-type="float" office:value="-1019.4324026600009" table:style-name="ce59">
            <text:p>-1 019,4</text:p>
          </table:table-cell>
          <table:table-cell office:value-type="float" office:value="-846.67200230999993" table:style-name="ce60">
            <text:p>-846,7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Maquinaria agrícola</text:p>
          </table:table-cell>
          <table:table-cell office:value-type="float" office:value="685.82568818999994" table:style-name="ce62">
            <text:p>685,8</text:p>
          </table:table-cell>
          <table:table-cell office:value-type="float" office:value="0.19333153115583815" table:style-name="ce63">
            <text:p>0,2</text:p>
          </table:table-cell>
          <table:table-cell office:value-type="float" office:value="8.8230592289785292" table:style-name="ce64">
            <text:p>8,8</text:p>
          </table:table-cell>
          <table:table-cell office:value-type="float" office:value="1308.7461315799999" table:style-name="ce62">
            <text:p>1 308,7</text:p>
          </table:table-cell>
          <table:table-cell office:value-type="float" office:value="0.33394984480716033" table:style-name="ce63">
            <text:p>0,3</text:p>
          </table:table-cell>
          <table:table-cell office:value-type="float" office:value="3.3090680202929033" table:style-name="ce64">
            <text:p>3,3</text:p>
          </table:table-cell>
          <table:table-cell office:value-type="float" office:value="-622.92044339000006" table:style-name="ce65">
            <text:p>-622,9</text:p>
          </table:table-cell>
          <table:table-cell office:value-type="float" office:value="-636.60507472999984" table:style-name="ce66">
            <text:p>-636,6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Maquinaria de obras públicas</text:p>
          </table:table-cell>
          <table:table-cell office:value-type="float" office:value="538.23142250000001" table:style-name="ce62">
            <text:p>538,2</text:p>
          </table:table-cell>
          <table:table-cell office:value-type="float" office:value="0.15172529524627845" table:style-name="ce63">
            <text:p>0,2</text:p>
          </table:table-cell>
          <table:table-cell office:value-type="float" office:value="-4.5979284650435419" table:style-name="ce64">
            <text:p>-4,6</text:p>
          </table:table-cell>
          <table:table-cell office:value-type="float" office:value="1256.2228067699998" table:style-name="ce62">
            <text:p>1 256,2</text:p>
          </table:table-cell>
          <table:table-cell office:value-type="float" office:value="0.3205475846240643" table:style-name="ce63">
            <text:p>0,3</text:p>
          </table:table-cell>
          <table:table-cell office:value-type="float" office:value="18.175194242835406" table:style-name="ce64">
            <text:p>18,2</text:p>
          </table:table-cell>
          <table:table-cell office:value-type="float" office:value="-717.9913842699998" table:style-name="ce65">
            <text:p>-718,0</text:p>
          </table:table-cell>
          <table:table-cell office:value-type="float" office:value="-498.84570983999993" table:style-name="ce66">
            <text:p>-498,8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Maquinaria textil</text:p>
          </table:table-cell>
          <table:table-cell office:value-type="float" office:value="327.87367156999994" table:style-name="ce62">
            <text:p>327,9</text:p>
          </table:table-cell>
          <table:table-cell office:value-type="float" office:value="9.2426282715665067E-2" table:style-name="ce63">
            <text:p>0,1</text:p>
          </table:table-cell>
          <table:table-cell office:value-type="float" office:value="-0.10119320759632655" table:style-name="ce64">
            <text:p>-0,1</text:p>
          </table:table-cell>
          <table:table-cell office:value-type="float" office:value="241.72832321000004" table:style-name="ce62">
            <text:p>241,7</text:p>
          </table:table-cell>
          <table:table-cell office:value-type="float" office:value="6.1681279564905531E-2" table:style-name="ce63">
            <text:p>0,1</text:p>
          </table:table-cell>
          <table:table-cell office:value-type="float" office:value="8.7457042469900212" table:style-name="ce64">
            <text:p>8,7</text:p>
          </table:table-cell>
          <table:table-cell office:value-type="float" office:value="86.145348359999943" table:style-name="ce65">
            <text:p>86,1</text:p>
          </table:table-cell>
          <table:table-cell office:value-type="float" office:value="105.91809501999998" table:style-name="ce66">
            <text:p>105,9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Maquinaria para trabajar metal</text:p>
          </table:table-cell>
          <table:table-cell office:value-type="float" office:value="1548.5990940900001" table:style-name="ce62">
            <text:p>1 548,6</text:p>
          </table:table-cell>
          <table:table-cell office:value-type="float" office:value="0.43654391948646326" table:style-name="ce63">
            <text:p>0,4</text:p>
          </table:table-cell>
          <table:table-cell office:value-type="float" office:value="20.853500177133547" table:style-name="ce64">
            <text:p>20,9</text:p>
          </table:table-cell>
          <table:table-cell office:value-type="float" office:value="1019.5941024300001" table:style-name="ce62">
            <text:p>1 019,6</text:p>
          </table:table-cell>
          <table:table-cell office:value-type="float" office:value="0.26016756348439385" table:style-name="ce63">
            <text:p>0,3</text:p>
          </table:table-cell>
          <table:table-cell office:value-type="float" office:value="5.924416793078457" table:style-name="ce64">
            <text:p>5,9</text:p>
          </table:table-cell>
          <table:table-cell office:value-type="float" office:value="529.00499165999997" table:style-name="ce65">
            <text:p>529,0</text:p>
          </table:table-cell>
          <table:table-cell office:value-type="float" office:value="318.81780292000013" table:style-name="ce66">
            <text:p>318,8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Otra maquinaria específica</text:p>
          </table:table-cell>
          <table:table-cell office:value-type="float" office:value="2414.3227349700001" table:style-name="ce62">
            <text:p>2 414,3</text:p>
          </table:table-cell>
          <table:table-cell office:value-type="float" office:value="0.68058796731275151" table:style-name="ce63">
            <text:p>0,7</text:p>
          </table:table-cell>
          <table:table-cell office:value-type="float" office:value="4.9509330558114275" table:style-name="ce64">
            <text:p>5,0</text:p>
          </table:table-cell>
          <table:table-cell office:value-type="float" office:value="2707.9936499900004" table:style-name="ce62">
            <text:p>2 708,0</text:p>
          </table:table-cell>
          <table:table-cell office:value-type="float" office:value="0.69099272756678021" table:style-name="ce63">
            <text:p>0,7</text:p>
          </table:table-cell>
          <table:table-cell office:value-type="float" office:value="11.147922583143604" table:style-name="ce64">
            <text:p>11,1</text:p>
          </table:table-cell>
          <table:table-cell office:value-type="float" office:value="-293.67091501999977" table:style-name="ce65">
            <text:p>-293,7</text:p>
          </table:table-cell>
          <table:table-cell office:value-type="float" office:value="-135.95711568000007" table:style-name="ce66">
            <text:p>-136,0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Maquinaria de uso general</text:p>
          </table:table-cell>
          <table:table-cell office:value-type="float" office:value="11991.492693529997" table:style-name="ce28">
            <text:p>11 991,5</text:p>
          </table:table-cell>
          <table:table-cell office:value-type="float" office:value="3.3803540508997867" table:style-name="ce29">
            <text:p>3,4</text:p>
          </table:table-cell>
          <table:table-cell office:value-type="float" office:value="7.7954371080737284" table:style-name="ce30">
            <text:p>7,8</text:p>
          </table:table-cell>
          <table:table-cell office:value-type="float" office:value="14299.305306910002" table:style-name="ce28">
            <text:p>14 299,3</text:p>
          </table:table-cell>
          <table:table-cell office:value-type="float" office:value="3.6487219888304994" table:style-name="ce29">
            <text:p>3,6</text:p>
          </table:table-cell>
          <table:table-cell office:value-type="float" office:value="6.5300219499679635" table:style-name="ce30">
            <text:p>6,5</text:p>
          </table:table-cell>
          <table:table-cell office:value-type="float" office:value="-2307.8126133800006" table:style-name="ce31">
            <text:p>-2 307,8</text:p>
          </table:table-cell>
          <table:table-cell office:value-type="float" office:value="-2298.4893876100009" table:style-name="ce32">
            <text:p>-2 298,5</text:p>
          </table:table-cell>
          <table:table-cell table:number-columns-repeated="16375"/>
        </table:table-row>
        <table:table-row table:style-name="ro3">
          <table:table-cell office:value-type="string" table:style-name="ce20">
            <text:p>Equipos de oficina y telecomunicaciones</text:p>
          </table:table-cell>
          <table:table-cell office:value-type="float" office:value="4257.6649297900003" table:style-name="ce24">
            <text:p>4 257,7</text:p>
          </table:table-cell>
          <table:table-cell office:value-type="float" office:value="1.2002187934914059" table:style-name="ce22">
            <text:p>1,2</text:p>
          </table:table-cell>
          <table:table-cell office:value-type="float" office:value="3.5846250689372869" table:style-name="ce23">
            <text:p>3,6</text:p>
          </table:table-cell>
          <table:table-cell office:value-type="float" office:value="18279.491057650001" table:style-name="ce24">
            <text:p>18 279,5</text:p>
          </table:table-cell>
          <table:table-cell office:value-type="float" office:value="4.6643371503122921" table:style-name="ce22">
            <text:p>4,7</text:p>
          </table:table-cell>
          <table:table-cell office:value-type="float" office:value="-4.3093702435088819" table:style-name="ce23">
            <text:p>-4,3</text:p>
          </table:table-cell>
          <table:table-cell office:value-type="float" office:value="-14021.826127859997" table:style-name="ce25">
            <text:p>-14 021,8</text:p>
          </table:table-cell>
          <table:table-cell office:value-type="float" office:value="-14992.371814909999" table:style-name="ce26">
            <text:p>-14 992,4</text:p>
          </table:table-cell>
          <table:table-cell table:number-columns-repeated="16375"/>
        </table:table-row>
        <table:table-row table:style-name="ro3">
          <table:table-cell office:value-type="string" table:style-name="ce55">
            <text:p>Maq. de automat. de datos y eq. de oficina</text:p>
          </table:table-cell>
          <table:table-cell office:value-type="float" office:value="1395.81331671" table:style-name="ce56">
            <text:p>1 395,8</text:p>
          </table:table-cell>
          <table:table-cell office:value-type="float" office:value="0.39347421709945202" table:style-name="ce57">
            <text:p>0,4</text:p>
          </table:table-cell>
          <table:table-cell office:value-type="float" office:value="1.2757889882163196" table:style-name="ce58">
            <text:p>1,3</text:p>
          </table:table-cell>
          <table:table-cell office:value-type="float" office:value="5627.4348892099988" table:style-name="ce56">
            <text:p>5 627,4</text:p>
          </table:table-cell>
          <table:table-cell office:value-type="float" office:value="1.435940067035991" table:style-name="ce57">
            <text:p>1,4</text:p>
          </table:table-cell>
          <table:table-cell office:value-type="float" office:value="-9.087680972949034" table:style-name="ce58">
            <text:p>-9,1</text:p>
          </table:table-cell>
          <table:table-cell office:value-type="float" office:value="-4231.6215724999984" table:style-name="ce59">
            <text:p>-4 231,6</text:p>
          </table:table-cell>
          <table:table-cell office:value-type="float" office:value="-4811.7285670400006" table:style-name="ce60">
            <text:p>-4 811,7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Equipos de oficina</text:p>
          </table:table-cell>
          <table:table-cell office:value-type="float" office:value="415.35606945999996" table:style-name="ce62">
            <text:p>415,4</text:p>
          </table:table-cell>
          <table:table-cell office:value-type="float" office:value="0.11708722240413644" table:style-name="ce63">
            <text:p>0,1</text:p>
          </table:table-cell>
          <table:table-cell office:value-type="float" office:value="2.492599368069325" table:style-name="ce64">
            <text:p>2,5</text:p>
          </table:table-cell>
          <table:table-cell office:value-type="float" office:value="1040.31309227" table:style-name="ce62">
            <text:p>1 040,3</text:p>
          </table:table-cell>
          <table:table-cell office:value-type="float" office:value="0.265454382122991" table:style-name="ce63">
            <text:p>0,3</text:p>
          </table:table-cell>
          <table:table-cell office:value-type="float" office:value="-3.4090962112767076" table:style-name="ce64">
            <text:p>-3,4</text:p>
          </table:table-cell>
          <table:table-cell office:value-type="float" office:value="-624.9570228099999" table:style-name="ce65">
            <text:p>-625,0</text:p>
          </table:table-cell>
          <table:table-cell office:value-type="float" office:value="-671.77539052999998" table:style-name="ce66">
            <text:p>-671,8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Maquinaria de automatización de datos</text:p>
          </table:table-cell>
          <table:table-cell office:value-type="float" office:value="980.45724724999991" table:style-name="ce62">
            <text:p>980,5</text:p>
          </table:table-cell>
          <table:table-cell office:value-type="float" office:value="0.27638699469531558" table:style-name="ce63">
            <text:p>0,3</text:p>
          </table:table-cell>
          <table:table-cell office:value-type="float" office:value="0.76897436587271284" table:style-name="ce64">
            <text:p>0,8</text:p>
          </table:table-cell>
          <table:table-cell office:value-type="float" office:value="4587.1217969399995" table:style-name="ce62">
            <text:p>4 587,1</text:p>
          </table:table-cell>
          <table:table-cell office:value-type="float" office:value="1.1704856849129999" table:style-name="ce63">
            <text:p>1,2</text:p>
          </table:table-cell>
          <table:table-cell office:value-type="float" office:value="-10.28386563142627" table:style-name="ce64">
            <text:p>-10,3</text:p>
          </table:table-cell>
          <table:table-cell office:value-type="float" office:value="-3606.6645496899996" table:style-name="ce65">
            <text:p>-3 606,7</text:p>
          </table:table-cell>
          <table:table-cell office:value-type="float" office:value="-4139.953176510001" table:style-name="ce66">
            <text:p>-4 140,0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Equipos telecomunicaciones</text:p>
          </table:table-cell>
          <table:table-cell office:value-type="float" office:value="2861.8516130799994" table:style-name="ce28">
            <text:p>2 861,9</text:p>
          </table:table-cell>
          <table:table-cell office:value-type="float" office:value="0.80674457639195363" table:style-name="ce29">
            <text:p>0,8</text:p>
          </table:table-cell>
          <table:table-cell office:value-type="float" office:value="4.7493382188501423" table:style-name="ce30">
            <text:p>4,7</text:p>
          </table:table-cell>
          <table:table-cell office:value-type="float" office:value="12652.056168439996" table:style-name="ce28">
            <text:p>12 652,1</text:p>
          </table:table-cell>
          <table:table-cell office:value-type="float" office:value="3.2283970832762998" table:style-name="ce29">
            <text:p>3,2</text:p>
          </table:table-cell>
          <table:table-cell office:value-type="float" office:value="-2.0187991407887784" table:style-name="ce30">
            <text:p>-2,0</text:p>
          </table:table-cell>
          <table:table-cell office:value-type="float" office:value="-9790.2045553600001" table:style-name="ce31">
            <text:p>-9 790,2</text:p>
          </table:table-cell>
          <table:table-cell office:value-type="float" office:value="-10180.643247869999" table:style-name="ce32">
            <text:p>-10 180,6</text:p>
          </table:table-cell>
          <table:table-cell table:number-columns-repeated="16375"/>
        </table:table-row>
        <table:table-row table:style-name="ro3">
          <table:table-cell office:value-type="string" table:style-name="ce20">
            <text:p>Material transporte</text:p>
          </table:table-cell>
          <table:table-cell office:value-type="float" office:value="16598.130135659998" table:style-name="ce24">
            <text:p>16 598,1</text:p>
          </table:table-cell>
          <table:table-cell office:value-type="float" office:value="4.6789468063231938" table:style-name="ce22">
            <text:p>4,7</text:p>
          </table:table-cell>
          <table:table-cell office:value-type="float" office:value="21.06638789346357" table:style-name="ce23">
            <text:p>21,1</text:p>
          </table:table-cell>
          <table:table-cell office:value-type="float" office:value="10734.072395519999" table:style-name="ce24">
            <text:p>10 734,1</text:p>
          </table:table-cell>
          <table:table-cell office:value-type="float" office:value="2.7389894221159028" table:style-name="ce22">
            <text:p>2,7</text:p>
          </table:table-cell>
          <table:table-cell office:value-type="float" office:value="15.291026825870201" table:style-name="ce23">
            <text:p>15,3</text:p>
          </table:table-cell>
          <table:table-cell office:value-type="float" office:value="5864.0577401399996" table:style-name="ce25">
            <text:p>5 864,1</text:p>
          </table:table-cell>
          <table:table-cell office:value-type="float" office:value="4399.5263943399996" table:style-name="ce26">
            <text:p>4 399,5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Ferroviario</text:p>
          </table:table-cell>
          <table:table-cell office:value-type="float" office:value="1572.27375044" table:style-name="ce62">
            <text:p>1 572,3</text:p>
          </table:table-cell>
          <table:table-cell office:value-type="float" office:value="0.44321771086020623" table:style-name="ce63">
            <text:p>0,4</text:p>
          </table:table-cell>
          <table:table-cell office:value-type="float" office:value="34.498241038279041" table:style-name="ce64">
            <text:p>34,5</text:p>
          </table:table-cell>
          <table:table-cell office:value-type="float" office:value="887.16817245000004" table:style-name="ce62">
            <text:p>887,2</text:p>
          </table:table-cell>
          <table:table-cell office:value-type="float" office:value="0.22637673293433491" table:style-name="ce63">
            <text:p>0,2</text:p>
          </table:table-cell>
          <table:table-cell office:value-type="float" office:value="7.8357583477531589" table:style-name="ce64">
            <text:p>7,8</text:p>
          </table:table-cell>
          <table:table-cell office:value-type="float" office:value="685.10557799000014" table:style-name="ce65">
            <text:p>685,1</text:p>
          </table:table-cell>
          <table:table-cell office:value-type="float" office:value="346.28891164999999" table:style-name="ce66">
            <text:p>346,3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Carretera</text:p>
          </table:table-cell>
          <table:table-cell office:value-type="float" office:value="9343.2251842000005" table:style-name="ce62">
            <text:p>9 343,2</text:p>
          </table:table-cell>
          <table:table-cell office:value-type="float" office:value="2.6338179830539521" table:style-name="ce63">
            <text:p>2,6</text:p>
          </table:table-cell>
          <table:table-cell office:value-type="float" office:value="41.876447205724901" table:style-name="ce64">
            <text:p>41,9</text:p>
          </table:table-cell>
          <table:table-cell office:value-type="float" office:value="5809.3805968100005" table:style-name="ce62">
            <text:p>5 809,4</text:p>
          </table:table-cell>
          <table:table-cell office:value-type="float" office:value="1.4823667493009427" table:style-name="ce63">
            <text:p>1,5</text:p>
          </table:table-cell>
          <table:table-cell office:value-type="float" office:value="45.929349608676148" table:style-name="ce64">
            <text:p>45,9</text:p>
          </table:table-cell>
          <table:table-cell office:value-type="float" office:value="3533.8445873899996" table:style-name="ce65">
            <text:p>3 533,8</text:p>
          </table:table-cell>
          <table:table-cell office:value-type="float" office:value="2604.5117771699993" table:style-name="ce66">
            <text:p>2 604,5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Buques</text:p>
          </table:table-cell>
          <table:table-cell office:value-type="float" office:value="1426.6125714899997" table:style-name="ce62">
            <text:p>1 426,6</text:p>
          </table:table-cell>
          <table:table-cell office:value-type="float" office:value="0.40215640440682882" table:style-name="ce63">
            <text:p>0,4</text:p>
          </table:table-cell>
          <table:table-cell office:value-type="float" office:value="-12.158054547044438" table:style-name="ce64">
            <text:p>-12,2</text:p>
          </table:table-cell>
          <table:table-cell office:value-type="float" office:value="570.50821747000009" table:style-name="ce62">
            <text:p>570,5</text:p>
          </table:table-cell>
          <table:table-cell office:value-type="float" office:value="0.14557531524873141" table:style-name="ce63">
            <text:p>0,1</text:p>
          </table:table-cell>
          <table:table-cell office:value-type="float" office:value="4.5282349776208308" table:style-name="ce64">
            <text:p>4,5</text:p>
          </table:table-cell>
          <table:table-cell office:value-type="float" office:value="856.10435401999985" table:style-name="ce65">
            <text:p>856,1</text:p>
          </table:table-cell>
          <table:table-cell office:value-type="float" office:value="1078.2741862499997" table:style-name="ce66">
            <text:p>1 078,3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Aeronaves</text:p>
          </table:table-cell>
          <table:table-cell office:value-type="float" office:value="4256.01862953" table:style-name="ce62">
            <text:p>4 256,0</text:p>
          </table:table-cell>
          <table:table-cell office:value-type="float" office:value="1.1997547080022082" table:style-name="ce63">
            <text:p>1,2</text:p>
          </table:table-cell>
          <table:table-cell office:value-type="float" office:value="-1.7406908802861196" table:style-name="ce64">
            <text:p>-1,7</text:p>
          </table:table-cell>
          <table:table-cell office:value-type="float" office:value="3467.01540879" table:style-name="ce62">
            <text:p>3 467,0</text:p>
          </table:table-cell>
          <table:table-cell office:value-type="float" office:value="0.8846706246318945" table:style-name="ce63">
            <text:p>0,9</text:p>
          </table:table-cell>
          <table:table-cell office:value-type="float" office:value="-12.470406016355136" table:style-name="ce64">
            <text:p>-12,5</text:p>
          </table:table-cell>
          <table:table-cell office:value-type="float" office:value="789.00322073999996" table:style-name="ce65">
            <text:p>789,0</text:p>
          </table:table-cell>
          <table:table-cell office:value-type="float" office:value="370.45151926999995" table:style-name="ce66">
            <text:p>370,5</text:p>
          </table:table-cell>
          <table:table-cell table:number-columns-repeated="16375"/>
        </table:table-row>
        <table:table-row table:style-name="ro3">
          <table:table-cell office:value-type="string" table:style-name="ce20">
            <text:p>Otros bienes de equipo</text:p>
          </table:table-cell>
          <table:table-cell office:value-type="float" office:value="30683.70678402" table:style-name="ce24">
            <text:p>30 683,7</text:p>
          </table:table-cell>
          <table:table-cell office:value-type="float" office:value="8.6496147873188711" table:style-name="ce22">
            <text:p>8,6</text:p>
          </table:table-cell>
          <table:table-cell office:value-type="float" office:value="11.440415971952886" table:style-name="ce23">
            <text:p>11,4</text:p>
          </table:table-cell>
          <table:table-cell office:value-type="float" office:value="37109.853676269995" table:style-name="ce24">
            <text:p>37 109,9</text:p>
          </table:table-cell>
          <table:table-cell office:value-type="float" office:value="9.4692389738301639" table:style-name="ce22">
            <text:p>9,5</text:p>
          </table:table-cell>
          <table:table-cell office:value-type="float" office:value="9.1101273213057308" table:style-name="ce23">
            <text:p>9,1</text:p>
          </table:table-cell>
          <table:table-cell office:value-type="float" office:value="-6426.1468922500007" table:style-name="ce25">
            <text:p>-6 426,1</text:p>
          </table:table-cell>
          <table:table-cell office:value-type="float" office:value="-6477.6410082799966" table:style-name="ce26">
            <text:p>-6 477,6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Motores</text:p>
          </table:table-cell>
          <table:table-cell office:value-type="float" office:value="3187.1960479499994" table:style-name="ce62">
            <text:p>3 187,2</text:p>
          </table:table-cell>
          <table:table-cell office:value-type="float" office:value="0.89845787735104865" table:style-name="ce63">
            <text:p>0,9</text:p>
          </table:table-cell>
          <table:table-cell office:value-type="float" office:value="29.962959596253718" table:style-name="ce64">
            <text:p>30,0</text:p>
          </table:table-cell>
          <table:table-cell office:value-type="float" office:value="2665.4716276400004" table:style-name="ce62">
            <text:p>2 665,5</text:p>
          </table:table-cell>
          <table:table-cell office:value-type="float" office:value="0.6801424775281989" table:style-name="ce63">
            <text:p>0,7</text:p>
          </table:table-cell>
          <table:table-cell office:value-type="float" office:value="1.7641450222302263E-2" table:style-name="ce64">
            <text:p>0,0</text:p>
          </table:table-cell>
          <table:table-cell office:value-type="float" office:value="521.72442031000014" table:style-name="ce65">
            <text:p>521,7</text:p>
          </table:table-cell>
          <table:table-cell office:value-type="float" office:value="-212.61346552000012" table:style-name="ce66">
            <text:p>-212,6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Aparatos eléctricos</text:p>
          </table:table-cell>
          <table:table-cell office:value-type="float" office:value="14320.27794803" table:style-name="ce62">
            <text:p>14 320,3</text:p>
          </table:table-cell>
          <table:table-cell office:value-type="float" office:value="4.0368293430018429" table:style-name="ce63">
            <text:p>4,0</text:p>
          </table:table-cell>
          <table:table-cell office:value-type="float" office:value="13.260457560532279" table:style-name="ce64">
            <text:p>13,3</text:p>
          </table:table-cell>
          <table:table-cell office:value-type="float" office:value="19795.917205160007" table:style-name="ce62">
            <text:p>19 795,9</text:p>
          </table:table-cell>
          <table:table-cell office:value-type="float" office:value="5.0512802437074313" table:style-name="ce63">
            <text:p>5,1</text:p>
          </table:table-cell>
          <table:table-cell office:value-type="float" office:value="12.78356352743312" table:style-name="ce64">
            <text:p>12,8</text:p>
          </table:table-cell>
          <table:table-cell office:value-type="float" office:value="-5475.6392571300021" table:style-name="ce65">
            <text:p>-5 475,6</text:p>
          </table:table-cell>
          <table:table-cell office:value-type="float" office:value="-4908.4600534699975" table:style-name="ce66">
            <text:p>-4 908,5</text:p>
          </table:table-cell>
          <table:table-cell table:number-columns-repeated="16375"/>
        </table:table-row>
        <table:table-row table:style-name="ro3">
          <table:table-cell office:value-type="string" table:style-name="ce61">
            <text:p>Aparatos de precisión</text:p>
          </table:table-cell>
          <table:table-cell office:value-type="float" office:value="2594.06542597" table:style-name="ce62">
            <text:p>2 594,1</text:p>
          </table:table-cell>
          <table:table-cell office:value-type="float" office:value="0.73125671633090372" table:style-name="ce63">
            <text:p>0,7</text:p>
          </table:table-cell>
          <table:table-cell office:value-type="float" office:value="6.9477744918819431" table:style-name="ce64">
            <text:p>6,9</text:p>
          </table:table-cell>
          <table:table-cell office:value-type="float" office:value="6561.3036651600005" table:style-name="ce62">
            <text:p>6 561,3</text:p>
          </table:table-cell>
          <table:table-cell office:value-type="float" office:value="1.6742332892839547" table:style-name="ce63">
            <text:p>1,7</text:p>
          </table:table-cell>
          <table:table-cell office:value-type="float" office:value="10.40354287842157" table:style-name="ce64">
            <text:p>10,4</text:p>
          </table:table-cell>
          <table:table-cell office:value-type="float" office:value="-3967.238239190001" table:style-name="ce65">
            <text:p>-3 967,2</text:p>
          </table:table-cell>
          <table:table-cell office:value-type="float" office:value="-3517.4750302400003" table:style-name="ce66">
            <text:p>-3 517,5</text:p>
          </table:table-cell>
          <table:table-cell table:number-columns-repeated="16375"/>
        </table:table-row>
        <table:table-row table:style-name="ro3">
          <table:table-cell office:value-type="string" table:style-name="ce67">
            <text:p>Resto bienes de equipo</text:p>
          </table:table-cell>
          <table:table-cell office:value-type="float" office:value="10582.167362070002" table:style-name="ce62">
            <text:p>10 582,2</text:p>
          </table:table-cell>
          <table:table-cell office:value-type="float" office:value="2.9830708506350772" table:style-name="ce63">
            <text:p>3,0</text:p>
          </table:table-cell>
          <table:table-cell office:value-type="float" office:value="5.6934510919756747" table:style-name="ce64">
            <text:p>5,7</text:p>
          </table:table-cell>
          <table:table-cell office:value-type="float" office:value="8087.1611783099988" table:style-name="ce62">
            <text:p>8 087,2</text:p>
          </table:table-cell>
          <table:table-cell office:value-type="float" office:value="2.0635829633105813" table:style-name="ce63">
            <text:p>2,1</text:p>
          </table:table-cell>
          <table:table-cell office:value-type="float" office:value="3.0051004780437407" table:style-name="ce64">
            <text:p>3,0</text:p>
          </table:table-cell>
          <table:table-cell office:value-type="float" office:value="2495.0061837600024" table:style-name="ce65">
            <text:p>2 495,0</text:p>
          </table:table-cell>
          <table:table-cell office:value-type="float" office:value="2160.9075409499992" table:style-name="ce66">
            <text:p>2 160,9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Sector automóvil</text:p>
          </table:table-cell>
          <table:table-cell office:value-type="float" office:value="50156.285869260013" table:style-name="ce3">
            <text:p>50 156,3</text:p>
          </table:table-cell>
          <table:table-cell office:value-type="float" office:value="14.138857309042038" table:style-name="ce3">
            <text:p>14,1</text:p>
          </table:table-cell>
          <table:table-cell office:value-type="float" office:value="23.339608552284162" table:style-name="ce4">
            <text:p>23,3</text:p>
          </table:table-cell>
          <table:table-cell office:value-type="float" office:value="42082.779046750009" table:style-name="ce3">
            <text:p>42 082,8</text:p>
          </table:table-cell>
          <table:table-cell office:value-type="float" office:value="10.738169300068822" table:style-name="ce3">
            <text:p>10,7</text:p>
          </table:table-cell>
          <table:table-cell office:value-type="float" office:value="19.42792953815901" table:style-name="ce4">
            <text:p>19,4</text:p>
          </table:table-cell>
          <table:table-cell office:value-type="float" office:value="8073.5068225100003" table:style-name="ce5">
            <text:p>8 073,5</text:p>
          </table:table-cell>
          <table:table-cell office:value-type="float" office:value="5428.2236605900007" table:style-name="ce6">
            <text:p>5 428,2</text:p>
          </table:table-cell>
          <table:table-cell table:number-columns-repeated="16375"/>
        </table:table-row>
        <table:table-row table:style-name="ro3">
          <table:table-cell office:value-type="string" table:style-name="ce33">
            <text:p>Automóviles y motos<text:s/></text:p>
          </table:table-cell>
          <table:table-cell office:value-type="float" office:value="36623.915339160005" table:style-name="ce34">
            <text:p>36 623,9</text:p>
          </table:table-cell>
          <table:table-cell office:value-type="float" office:value="10.324135930411527" table:style-name="ce35">
            <text:p>10,3</text:p>
          </table:table-cell>
          <table:table-cell office:value-type="float" office:value="25.372842212443132" table:style-name="ce36">
            <text:p>25,4</text:p>
          </table:table-cell>
          <table:table-cell office:value-type="float" office:value="22147.259358470004" table:style-name="ce37">
            <text:p>22 147,3</text:p>
          </table:table-cell>
          <table:table-cell office:value-type="float" office:value="5.6512670006794865" table:style-name="ce35">
            <text:p>5,7</text:p>
          </table:table-cell>
          <table:table-cell office:value-type="float" office:value="31.131991330795007" table:style-name="ce36">
            <text:p>31,1</text:p>
          </table:table-cell>
          <table:table-cell office:value-type="float" office:value="14476.655980690004" table:style-name="ce38">
            <text:p>14 476,7</text:p>
          </table:table-cell>
          <table:table-cell office:value-type="float" office:value="12322.712778190004" table:style-name="ce39">
            <text:p>12 322,7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Componentes del automóvil</text:p>
          </table:table-cell>
          <table:table-cell office:value-type="float" office:value="13532.370530099999" table:style-name="ce17">
            <text:p>13 532,4</text:p>
          </table:table-cell>
          <table:table-cell office:value-type="float" office:value="3.8147213786305088" table:style-name="ce15">
            <text:p>3,8</text:p>
          </table:table-cell>
          <table:table-cell office:value-type="float" office:value="18.153732234368402" table:style-name="ce16">
            <text:p>18,2</text:p>
          </table:table-cell>
          <table:table-cell office:value-type="float" office:value="19935.519688280001" table:style-name="ce17">
            <text:p>19 935,5</text:p>
          </table:table-cell>
          <table:table-cell office:value-type="float" office:value="5.0869022993893331" table:style-name="ce15">
            <text:p>5,1</text:p>
          </table:table-cell>
          <table:table-cell office:value-type="float" office:value="8.6541812822581967" table:style-name="ce16">
            <text:p>8,7</text:p>
          </table:table-cell>
          <table:table-cell office:value-type="float" office:value="-6403.1491581800001" table:style-name="ce18">
            <text:p>-6 403,1</text:p>
          </table:table-cell>
          <table:table-cell office:value-type="float" office:value="-6894.4891176000001" table:style-name="ce19">
            <text:p>-6 894,5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Bienes de consumo duradero</text:p>
          </table:table-cell>
          <table:table-cell office:value-type="float" office:value="5471.0712503500008" table:style-name="ce3">
            <text:p>5 471,1</text:p>
          </table:table-cell>
          <table:table-cell office:value-type="float" office:value="1.5422732045578025" table:style-name="ce3">
            <text:p>1,5</text:p>
          </table:table-cell>
          <table:table-cell office:value-type="float" office:value="-3.3072950367774636" table:style-name="ce4">
            <text:p>-3,3</text:p>
          </table:table-cell>
          <table:table-cell office:value-type="float" office:value="9404.4704271300016" table:style-name="ce3">
            <text:p>9 404,5</text:p>
          </table:table-cell>
          <table:table-cell office:value-type="float" office:value="2.3997178397326295" table:style-name="ce3">
            <text:p>2,4</text:p>
          </table:table-cell>
          <table:table-cell office:value-type="float" office:value="-7.2833734954983136" table:style-name="ce4">
            <text:p>-7,3</text:p>
          </table:table-cell>
          <table:table-cell office:value-type="float" office:value="-3933.3991767800003" table:style-name="ce5">
            <text:p>-3 933,4</text:p>
          </table:table-cell>
          <table:table-cell office:value-type="float" office:value="-4485.0357425700004" table:style-name="ce6">
            <text:p>-4 485,0</text:p>
          </table:table-cell>
          <table:table-cell table:number-columns-repeated="16375"/>
        </table:table-row>
        <table:table-row table:style-name="ro3">
          <table:table-cell office:value-type="string" table:style-name="ce33">
            <text:p>Electrodomésticos</text:p>
          </table:table-cell>
          <table:table-cell office:value-type="float" office:value="1649.5642642500004" table:style-name="ce34">
            <text:p>1 649,6</text:p>
          </table:table-cell>
          <table:table-cell office:value-type="float" office:value="0.46500559900149901" table:style-name="ce35">
            <text:p>0,5</text:p>
          </table:table-cell>
          <table:table-cell office:value-type="float" office:value="-13.510130254116657" table:style-name="ce36">
            <text:p>-13,5</text:p>
          </table:table-cell>
          <table:table-cell office:value-type="float" office:value="3154.6826484399999" table:style-name="ce37">
            <text:p>3 154,7</text:p>
          </table:table-cell>
          <table:table-cell office:value-type="float" office:value="0.80497336759308824" table:style-name="ce35">
            <text:p>0,8</text:p>
          </table:table-cell>
          <table:table-cell office:value-type="float" office:value="-2.5544715915069598" table:style-name="ce36">
            <text:p>-2,6</text:p>
          </table:table-cell>
          <table:table-cell office:value-type="float" office:value="-1505.1183841899995" table:style-name="ce38">
            <text:p>-1 505,1</text:p>
          </table:table-cell>
          <table:table-cell office:value-type="float" office:value="-1330.14654503" table:style-name="ce39">
            <text:p>-1 330,1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Electrónica de consumo</text:p>
          </table:table-cell>
          <table:table-cell office:value-type="float" office:value="362.26800183999995" table:style-name="ce17">
            <text:p>362,3</text:p>
          </table:table-cell>
          <table:table-cell office:value-type="float" office:value="0.10212190749129541" table:style-name="ce15">
            <text:p>0,1</text:p>
          </table:table-cell>
          <table:table-cell office:value-type="float" office:value="-1.1753813581250461" table:style-name="ce16">
            <text:p>-1,2</text:p>
          </table:table-cell>
          <table:table-cell office:value-type="float" office:value="1770.9242305100001" table:style-name="ce17">
            <text:p>1 770,9</text:p>
          </table:table-cell>
          <table:table-cell office:value-type="float" office:value="0.45188280421511517" table:style-name="ce15">
            <text:p>0,5</text:p>
          </table:table-cell>
          <table:table-cell office:value-type="float" office:value="-12.912308461745969" table:style-name="ce16">
            <text:p>-12,9</text:p>
          </table:table-cell>
          <table:table-cell office:value-type="float" office:value="-1408.6562286700002" table:style-name="ce18">
            <text:p>-1 408,7</text:p>
          </table:table-cell>
          <table:table-cell office:value-type="float" office:value="-1666.91875768" table:style-name="ce19">
            <text:p>-1 666,9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Muebles</text:p>
          </table:table-cell>
          <table:table-cell office:value-type="float" office:value="2806.8250281200003" table:style-name="ce17">
            <text:p>2 806,8</text:p>
          </table:table-cell>
          <table:table-cell office:value-type="float" office:value="0.79123280115841033" table:style-name="ce15">
            <text:p>0,8</text:p>
          </table:table-cell>
          <table:table-cell office:value-type="float" office:value="3.3697167992142214" table:style-name="ce16">
            <text:p>3,4</text:p>
          </table:table-cell>
          <table:table-cell office:value-type="float" office:value="3559.7132101900002" table:style-name="ce17">
            <text:p>3 559,7</text:p>
          </table:table-cell>
          <table:table-cell office:value-type="float" office:value="0.90832411681385228" table:style-name="ce15">
            <text:p>0,9</text:p>
          </table:table-cell>
          <table:table-cell office:value-type="float" office:value="-4.8938785767082607" table:style-name="ce16">
            <text:p>-4,9</text:p>
          </table:table-cell>
          <table:table-cell office:value-type="float" office:value="-752.88818206999963" table:style-name="ce18">
            <text:p>-752,9</text:p>
          </table:table-cell>
          <table:table-cell office:value-type="float" office:value="-1027.5592566999999" table:style-name="ce19">
            <text:p>-1 027,6</text:p>
          </table:table-cell>
          <table:table-cell table:number-columns-repeated="16375"/>
        </table:table-row>
        <table:table-row table:style-name="ro3">
          <table:table-cell office:value-type="string" table:style-name="ce41">
            <text:p>Otros bienes de consumo duradero</text:p>
          </table:table-cell>
          <table:table-cell office:value-type="float" office:value="652.41395613999998" table:style-name="ce42">
            <text:p>652,4</text:p>
          </table:table-cell>
          <table:table-cell office:value-type="float" office:value="0.18391289690659793" table:style-name="ce43">
            <text:p>0,2</text:p>
          </table:table-cell>
          <table:table-cell office:value-type="float" office:value="-2.4891122119832456" table:style-name="ce44">
            <text:p>-2,5</text:p>
          </table:table-cell>
          <table:table-cell office:value-type="float" office:value="919.15033799000003" table:style-name="ce45">
            <text:p>919,2</text:p>
          </table:table-cell>
          <table:table-cell office:value-type="float" office:value="0.23453755111057342" table:style-name="ce43">
            <text:p>0,2</text:p>
          </table:table-cell>
          <table:table-cell office:value-type="float" office:value="-18.621740822528565" table:style-name="ce44">
            <text:p>-18,6</text:p>
          </table:table-cell>
          <table:table-cell office:value-type="float" office:value="-266.73638184999993" table:style-name="ce46">
            <text:p>-266,7</text:p>
          </table:table-cell>
          <table:table-cell office:value-type="float" office:value="-460.41118316000006" table:style-name="ce47">
            <text:p>-460,4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Manufacturas de consumo</text:p>
          </table:table-cell>
          <table:table-cell office:value-type="float" office:value="30662.046952500001" table:style-name="ce3">
            <text:p>30 662,0</text:p>
          </table:table-cell>
          <table:table-cell office:value-type="float" office:value="8.6435089670434735" table:style-name="ce3">
            <text:p>8,6</text:p>
          </table:table-cell>
          <table:table-cell office:value-type="float" office:value="-2.8602422347745975" table:style-name="ce4">
            <text:p>-2,9</text:p>
          </table:table-cell>
          <table:table-cell office:value-type="float" office:value="42039.456079110001" table:style-name="ce3">
            <text:p>42 039,5</text:p>
          </table:table-cell>
          <table:table-cell office:value-type="float" office:value="10.727114674598791" table:style-name="ce3">
            <text:p>10,7</text:p>
          </table:table-cell>
          <table:table-cell office:value-type="float" office:value="-6.0319104916803523" table:style-name="ce4">
            <text:p>-6,0</text:p>
          </table:table-cell>
          <table:table-cell office:value-type="float" office:value="-11377.409126610002" table:style-name="ce5">
            <text:p>-11 377,4</text:p>
          </table:table-cell>
          <table:table-cell office:value-type="float" office:value="-13173.13402605" table:style-name="ce6">
            <text:p>-13 173,1</text:p>
          </table:table-cell>
          <table:table-cell table:number-columns-repeated="16375"/>
        </table:table-row>
        <table:table-row table:style-name="ro3">
          <table:table-cell office:value-type="string" table:style-name="ce48">
            <text:p>Textiles</text:p>
          </table:table-cell>
          <table:table-cell office:value-type="float" office:value="17136.229532689995" table:style-name="ce49">
            <text:p>17 136,2</text:p>
          </table:table-cell>
          <table:table-cell office:value-type="float" office:value="4.8306348841150859" table:style-name="ce50">
            <text:p>4,8</text:p>
          </table:table-cell>
          <table:table-cell office:value-type="float" office:value="-8.8720944027584814" table:style-name="ce51">
            <text:p>-8,9</text:p>
          </table:table-cell>
          <table:table-cell office:value-type="float" office:value="23011.553340940001" table:style-name="ce52">
            <text:p>23 011,6</text:p>
          </table:table-cell>
          <table:table-cell office:value-type="float" office:value="5.8718069773403272" table:style-name="ce50">
            <text:p>5,9</text:p>
          </table:table-cell>
          <table:table-cell office:value-type="float" office:value="-11.476141834203888" table:style-name="ce51">
            <text:p>-11,5</text:p>
          </table:table-cell>
          <table:table-cell office:value-type="float" office:value="-5875.3238082500029" table:style-name="ce53">
            <text:p>-5 875,3</text:p>
          </table:table-cell>
          <table:table-cell office:value-type="float" office:value="-7190.1568657099961" table:style-name="ce54">
            <text:p>-7 190,2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Confección</text:p>
          </table:table-cell>
          <table:table-cell office:value-type="float" office:value="12754.487791279997" table:style-name="ce28">
            <text:p>12 754,5</text:p>
          </table:table-cell>
          <table:table-cell office:value-type="float" office:value="3.5954393313909709" table:style-name="ce29">
            <text:p>3,6</text:p>
          </table:table-cell>
          <table:table-cell office:value-type="float" office:value="-9.8950620654685366" table:style-name="ce30">
            <text:p>-9,9</text:p>
          </table:table-cell>
          <table:table-cell office:value-type="float" office:value="18341.408925310003" table:style-name="ce28">
            <text:p>18 341,4</text:p>
          </table:table-cell>
          <table:table-cell office:value-type="float" office:value="4.6801365951373057" table:style-name="ce29">
            <text:p>4,7</text:p>
          </table:table-cell>
          <table:table-cell office:value-type="float" office:value="-10.656952405236037" table:style-name="ce30">
            <text:p>-10,7</text:p>
          </table:table-cell>
          <table:table-cell office:value-type="float" office:value="-5586.9211340300026" table:style-name="ce31">
            <text:p>-5 586,9</text:p>
          </table:table-cell>
          <table:table-cell office:value-type="float" office:value="-6374.0469980799953" table:style-name="ce32">
            <text:p>-6 374,0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Fibras textiles</text:p>
          </table:table-cell>
          <table:table-cell office:value-type="float" office:value="286.30223295000002" table:style-name="ce28">
            <text:p>286,3</text:p>
          </table:table-cell>
          <table:table-cell office:value-type="float" office:value="8.0707459669000545E-2" table:style-name="ce29">
            <text:p>0,1</text:p>
          </table:table-cell>
          <table:table-cell office:value-type="float" office:value="-8.8626697670099155" table:style-name="ce30">
            <text:p>-8,9</text:p>
          </table:table-cell>
          <table:table-cell office:value-type="float" office:value="405.82204997999997" table:style-name="ce28">
            <text:p>405,8</text:p>
          </table:table-cell>
          <table:table-cell office:value-type="float" office:value="0.10355271151520531" table:style-name="ce29">
            <text:p>0,1</text:p>
          </table:table-cell>
          <table:table-cell office:value-type="float" office:value="-15.496731831112962" table:style-name="ce30">
            <text:p>-15,5</text:p>
          </table:table-cell>
          <table:table-cell office:value-type="float" office:value="-119.51981702999996" table:style-name="ce31">
            <text:p>-119,5</text:p>
          </table:table-cell>
          <table:table-cell office:value-type="float" office:value="-166.10045015000003" table:style-name="ce32">
            <text:p>-166,1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Hilados</text:p>
          </table:table-cell>
          <table:table-cell office:value-type="float" office:value="424.51186408000007" table:style-name="ce28">
            <text:p>424,5</text:p>
          </table:table-cell>
          <table:table-cell office:value-type="float" office:value="0.11966820445732344" table:style-name="ce29">
            <text:p>0,1</text:p>
          </table:table-cell>
          <table:table-cell office:value-type="float" office:value="-18.001263845021214" table:style-name="ce30">
            <text:p>-18,0</text:p>
          </table:table-cell>
          <table:table-cell office:value-type="float" office:value="589.83221472000014" table:style-name="ce28">
            <text:p>589,8</text:p>
          </table:table-cell>
          <table:table-cell office:value-type="float" office:value="0.15050617672520489" table:style-name="ce29">
            <text:p>0,2</text:p>
          </table:table-cell>
          <table:table-cell office:value-type="float" office:value="-25.532850528883934" table:style-name="ce30">
            <text:p>-25,5</text:p>
          </table:table-cell>
          <table:table-cell office:value-type="float" office:value="-165.32035063999999" table:style-name="ce31">
            <text:p>-165,3</text:p>
          </table:table-cell>
          <table:table-cell office:value-type="float" office:value="-274.36497991000005" table:style-name="ce32">
            <text:p>-274,4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Tejidos</text:p>
          </table:table-cell>
          <table:table-cell office:value-type="float" office:value="1946.4170584999999" table:style-name="ce28">
            <text:p>1 946,4</text:p>
          </table:table-cell>
          <table:table-cell office:value-type="float" office:value="0.54868721989806402" table:style-name="ce29">
            <text:p>0,5</text:p>
          </table:table-cell>
          <table:table-cell office:value-type="float" office:value="-3.8995412114199954" table:style-name="ce30">
            <text:p>-3,9</text:p>
          </table:table-cell>
          <table:table-cell office:value-type="float" office:value="1392.6045552999999" table:style-name="ce28">
            <text:p>1 392,6</text:p>
          </table:table-cell>
          <table:table-cell office:value-type="float" office:value="0.35534781261109055" table:style-name="ce29">
            <text:p>0,4</text:p>
          </table:table-cell>
          <table:table-cell office:value-type="float" office:value="-15.569966018453282" table:style-name="ce30">
            <text:p>-15,6</text:p>
          </table:table-cell>
          <table:table-cell office:value-type="float" office:value="553.81250320000026" table:style-name="ce31">
            <text:p>553,8</text:p>
          </table:table-cell>
          <table:table-cell office:value-type="float" office:value="375.97985290000008" table:style-name="ce32">
            <text:p>376,0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Resto de textiles</text:p>
          </table:table-cell>
          <table:table-cell office:value-type="float" office:value="1724.51058588" table:style-name="ce28">
            <text:p>1 724,5</text:p>
          </table:table-cell>
          <table:table-cell office:value-type="float" office:value="0.48613266869972765" table:style-name="ce29">
            <text:p>0,5</text:p>
          </table:table-cell>
          <table:table-cell office:value-type="float" office:value="-3.7765998682455164" table:style-name="ce30">
            <text:p>-3,8</text:p>
          </table:table-cell>
          <table:table-cell office:value-type="float" office:value="2281.8855956299999" table:style-name="ce28">
            <text:p>2 281,9</text:p>
          </table:table-cell>
          <table:table-cell office:value-type="float" office:value="0.58226368135152118" table:style-name="ce29">
            <text:p>0,6</text:p>
          </table:table-cell>
          <table:table-cell office:value-type="float" office:value="-10.296853297203512" table:style-name="ce30">
            <text:p>-10,3</text:p>
          </table:table-cell>
          <table:table-cell office:value-type="float" office:value="-557.37500974999978" table:style-name="ce31">
            <text:p>-557,4</text:p>
          </table:table-cell>
          <table:table-cell office:value-type="float" office:value="-751.62429047000001" table:style-name="ce32">
            <text:p>-751,6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Calzado</text:p>
          </table:table-cell>
          <table:table-cell office:value-type="float" office:value="3197.1637225199997" table:style-name="ce17">
            <text:p>3 197,2</text:p>
          </table:table-cell>
          <table:table-cell office:value-type="float" office:value="0.90126772512996045" table:style-name="ce15">
            <text:p>0,9</text:p>
          </table:table-cell>
          <table:table-cell office:value-type="float" office:value="5.3715599730518768" table:style-name="ce16">
            <text:p>5,4</text:p>
          </table:table-cell>
          <table:table-cell office:value-type="float" office:value="4339.411577249999" table:style-name="ce17">
            <text:p>4 339,4</text:p>
          </table:table-cell>
          <table:table-cell office:value-type="float" office:value="1.1072780181038877" table:style-name="ce15">
            <text:p>1,1</text:p>
          </table:table-cell>
          <table:table-cell office:value-type="float" office:value="2.8628614228745231" table:style-name="ce16">
            <text:p>2,9</text:p>
          </table:table-cell>
          <table:table-cell office:value-type="float" office:value="-1142.24785473" table:style-name="ce18">
            <text:p>-1 142,2</text:p>
          </table:table-cell>
          <table:table-cell office:value-type="float" office:value="-1184.4569454400003" table:style-name="ce19">
            <text:p>-1 184,5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Juguetes</text:p>
          </table:table-cell>
          <table:table-cell office:value-type="float" office:value="1899.0507925200002" table:style-name="ce17">
            <text:p>1 899,1</text:p>
          </table:table-cell>
          <table:table-cell office:value-type="float" office:value="0.53533485808843895" table:style-name="ce15">
            <text:p>0,5</text:p>
          </table:table-cell>
          <table:table-cell office:value-type="float" office:value="-0.81067500050577701" table:style-name="ce16">
            <text:p>-0,8</text:p>
          </table:table-cell>
          <table:table-cell office:value-type="float" office:value="3389.6190893099997" table:style-name="ce17">
            <text:p>3 389,6</text:p>
          </table:table-cell>
          <table:table-cell office:value-type="float" office:value="0.86492157762016586" table:style-name="ce15">
            <text:p>0,9</text:p>
          </table:table-cell>
          <table:table-cell office:value-type="float" office:value="1.0486054507150198" table:style-name="ce16">
            <text:p>1,0</text:p>
          </table:table-cell>
          <table:table-cell office:value-type="float" office:value="-1490.5682967899997" table:style-name="ce18">
            <text:p>-1 490,6</text:p>
          </table:table-cell>
          <table:table-cell office:value-type="float" office:value="-1439.8724574999997" table:style-name="ce19">
            <text:p>-1 439,9</text:p>
          </table:table-cell>
          <table:table-cell table:number-columns-repeated="16375"/>
        </table:table-row>
        <table:table-row table:style-name="ro3">
          <table:table-cell office:value-type="string" table:style-name="ce20">
            <text:p>Otras manufacturas de consumo</text:p>
          </table:table-cell>
          <table:table-cell office:value-type="float" office:value="8429.6029047700013" table:style-name="ce24">
            <text:p>8 429,6</text:p>
          </table:table-cell>
          <table:table-cell office:value-type="float" office:value="2.3762714997099876" table:style-name="ce22">
            <text:p>2,4</text:p>
          </table:table-cell>
          <table:table-cell office:value-type="float" office:value="7.9122358864268882" table:style-name="ce23">
            <text:p>7,9</text:p>
          </table:table-cell>
          <table:table-cell office:value-type="float" office:value="11298.87207161" table:style-name="ce24">
            <text:p>11 298,9</text:p>
          </table:table-cell>
          <table:table-cell office:value-type="float" office:value="2.8831081015344111" table:style-name="ce22">
            <text:p>2,9</text:p>
          </table:table-cell>
          <table:table-cell office:value-type="float" office:value="1.1520719018853713" table:style-name="ce23">
            <text:p>1,2</text:p>
          </table:table-cell>
          <table:table-cell office:value-type="float" office:value="-2869.2691668399993" table:style-name="ce25">
            <text:p>-2 869,3</text:p>
          </table:table-cell>
          <table:table-cell office:value-type="float" office:value="-3358.6477574000014" table:style-name="ce26">
            <text:p>-3 358,6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Alfarería</text:p>
          </table:table-cell>
          <table:table-cell office:value-type="float" office:value="103.33846039000001" table:style-name="ce28">
            <text:p>103,3</text:p>
          </table:table-cell>
          <table:table-cell office:value-type="float" office:value="2.913070058255211E-2" table:style-name="ce29">
            <text:p>0,0</text:p>
          </table:table-cell>
          <table:table-cell office:value-type="float" office:value="0.56736623688491761" table:style-name="ce30">
            <text:p>0,6</text:p>
          </table:table-cell>
          <table:table-cell office:value-type="float" office:value="179.85244179" table:style-name="ce28">
            <text:p>179,9</text:p>
          </table:table-cell>
          <table:table-cell office:value-type="float" office:value="4.5892548275538451E-2" table:style-name="ce29">
            <text:p>0,0</text:p>
          </table:table-cell>
          <table:table-cell office:value-type="float" office:value="-9.3407085640087733" table:style-name="ce30">
            <text:p>-9,3</text:p>
          </table:table-cell>
          <table:table-cell office:value-type="float" office:value="-76.513981400000006" table:style-name="ce31">
            <text:p>-76,5</text:p>
          </table:table-cell>
          <table:table-cell office:value-type="float" office:value="-95.627340480000015" table:style-name="ce32">
            <text:p>-95,6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Joyería y relojes</text:p>
          </table:table-cell>
          <table:table-cell office:value-type="float" office:value="899.75315829999988" table:style-name="ce28">
            <text:p>899,8</text:p>
          </table:table-cell>
          <table:table-cell office:value-type="float" office:value="0.25363683331186221" table:style-name="ce29">
            <text:p>0,3</text:p>
          </table:table-cell>
          <table:table-cell office:value-type="float" office:value="-21.181551534064628" table:style-name="ce30">
            <text:p>-21,2</text:p>
          </table:table-cell>
          <table:table-cell office:value-type="float" office:value="1579.1010581100002" table:style-name="ce28">
            <text:p>1 579,1</text:p>
          </table:table-cell>
          <table:table-cell office:value-type="float" office:value="0.40293571118641541" table:style-name="ce29">
            <text:p>0,4</text:p>
          </table:table-cell>
          <table:table-cell office:value-type="float" office:value="3.1295021047522882" table:style-name="ce30">
            <text:p>3,1</text:p>
          </table:table-cell>
          <table:table-cell office:value-type="float" office:value="-679.34789981000006" table:style-name="ce31">
            <text:p>-679,3</text:p>
          </table:table-cell>
          <table:table-cell office:value-type="float" office:value="-389.63119286999984" table:style-name="ce32">
            <text:p>-389,6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Cuero y manufacturas del cuero</text:p>
          </table:table-cell>
          <table:table-cell office:value-type="float" office:value="538.25424671000007" table:style-name="ce28">
            <text:p>538,3</text:p>
          </table:table-cell>
          <table:table-cell office:value-type="float" office:value="0.15173172930021186" table:style-name="ce29">
            <text:p>0,2</text:p>
          </table:table-cell>
          <table:table-cell office:value-type="float" office:value="2.2885823093235222" table:style-name="ce30">
            <text:p>2,3</text:p>
          </table:table-cell>
          <table:table-cell office:value-type="float" office:value="444.22910213" table:style-name="ce28">
            <text:p>444,2</text:p>
          </table:table-cell>
          <table:table-cell office:value-type="float" office:value="0.11335295374362638" table:style-name="ce29">
            <text:p>0,1</text:p>
          </table:table-cell>
          <table:table-cell office:value-type="float" office:value="0.51725133521339917" table:style-name="ce30">
            <text:p>0,5</text:p>
          </table:table-cell>
          <table:table-cell office:value-type="float" office:value="94.02514458000006" table:style-name="ce31">
            <text:p>94,0</text:p>
          </table:table-cell>
          <table:table-cell office:value-type="float" office:value="84.268318920000013" table:style-name="ce32">
            <text:p>84,3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Resto de otras manufacturas de consumo</text:p>
          </table:table-cell>
          <table:table-cell office:value-type="float" office:value="6888.257039369998" table:style-name="ce28">
            <text:p>6 888,3</text:p>
          </table:table-cell>
          <table:table-cell office:value-type="float" office:value="1.9417722365153602" table:style-name="ce29">
            <text:p>1,9</text:p>
          </table:table-cell>
          <table:table-cell office:value-type="float" office:value="14.024784487932884" table:style-name="ce30">
            <text:p>14,0</text:p>
          </table:table-cell>
          <table:table-cell office:value-type="float" office:value="9095.6894695800002" table:style-name="ce28">
            <text:p>9 095,7</text:p>
          </table:table-cell>
          <table:table-cell office:value-type="float" office:value="2.320926888328831" table:style-name="ce29">
            <text:p>2,3</text:p>
          </table:table-cell>
          <table:table-cell office:value-type="float" office:value="1.0780982251949305" table:style-name="ce30">
            <text:p>1,1</text:p>
          </table:table-cell>
          <table:table-cell office:value-type="float" office:value="-2207.4324302100003" table:style-name="ce31">
            <text:p>-2 207,4</text:p>
          </table:table-cell>
          <table:table-cell office:value-type="float" office:value="-2957.6575429700001" table:style-name="ce32">
            <text:p>-2 957,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Otras mercancías</text:p>
          </table:table-cell>
          <table:table-cell office:value-type="float" office:value="6819.3360148700003" table:style-name="ce68">
            <text:p>6 819,3</text:p>
          </table:table-cell>
          <table:table-cell office:value-type="float" office:value="1.9223436740907311" table:style-name="ce68">
            <text:p>1,9</text:p>
          </table:table-cell>
          <table:table-cell office:value-type="float" office:value="-15.514081144867948" table:style-name="ce69">
            <text:p>-15,5</text:p>
          </table:table-cell>
          <table:table-cell office:value-type="float" office:value="2220.2196921599998" table:style-name="ce70">
            <text:p>2 220,2</text:p>
          </table:table-cell>
          <table:table-cell office:value-type="float" office:value="0.56652852966947698" table:style-name="ce68">
            <text:p>0,6</text:p>
          </table:table-cell>
          <table:table-cell office:value-type="float" office:value="-7.8689128156499795" table:style-name="ce69">
            <text:p>-7,9</text:p>
          </table:table-cell>
          <table:table-cell office:value-type="float" office:value="4599.1163227100005" table:style-name="ce70">
            <text:p>4 599,1</text:p>
          </table:table-cell>
          <table:table-cell office:value-type="float" office:value="5661.716612199999" table:style-name="ce71">
            <text:p>5 661,7</text:p>
          </table:table-cell>
          <table:table-cell table:number-columns-repeated="16375"/>
        </table:table-row>
        <table:table-row table:style-name="ro2">
          <table:table-cell office:value-type="string" table:style-name="ce72">
            <text:p>TOTAL</text:p>
          </table:table-cell>
          <table:table-cell office:value-type="float" office:value="354740.73167980992" table:style-name="ce73">
            <text:p>354 740,7</text:p>
          </table:table-cell>
          <table:table-cell office:value-type="float" office:value="100" table:style-name="ce73">
            <text:p>100,0</text:p>
          </table:table-cell>
          <table:table-cell office:value-type="float" office:value="-0.66377855567912014" table:style-name="ce73">
            <text:p>-0,7</text:p>
          </table:table-cell>
          <table:table-cell office:value-type="float" office:value="391899.0087675401" table:style-name="ce73">
            <text:p>391 899,0</text:p>
          </table:table-cell>
          <table:table-cell office:value-type="float" office:value="100" table:style-name="ce73">
            <text:p>100,0</text:p>
          </table:table-cell>
          <table:table-cell office:value-type="float" office:value="-6.8490916183693376" table:style-name="ce73">
            <text:p>-6,8</text:p>
          </table:table-cell>
          <table:table-cell office:value-type="float" office:value="-37158.277087729875" table:style-name="ce73">
            <text:p>-37 158,3</text:p>
          </table:table-cell>
          <table:table-cell office:value-type="float" office:value="-63602.944170210067" table:style-name="ce73">
            <text:p>-63 602,9</text:p>
          </table:table-cell>
          <table:table-cell table:number-columns-repeated="16375"/>
        </table:table-row>
        <table:table-row table:number-rows-repeated="104848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2">
      <number:month number:textual="true"/>
      <number:text>.</number:text>
      <number:year/>
    </number:date-style>
    <number:number-style style:name="N36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Víctor Gutiérrez Gamero</meta:initial-creator>
    <dc:creator>Víctor Gutiérrez Gamero</dc:creator>
    <meta:creation-date>2024-02-06T08:37:04Z</meta:creation-date>
    <dc:date>2024-02-06T08:38:19Z</dc:date>
  </office:meta>
</office:document-meta>
</file>